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Arial" svg:font-family="Arial" style:font-family-generic="roman" style:font-pitch="variable"/>
    <style:font-face style:name="Gotham Bold"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Lato1" fo:font-size="14pt" style:font-size-asian="14pt" style:font-size-complex="14pt"/>
    </style:style>
    <style:style style:name="P2" style:family="paragraph" style:parent-style-name="Heading_20_1">
      <style:paragraph-properties fo:text-align="justify" style:justify-single-word="false"/>
    </style:style>
    <style:style style:name="P3" style:family="paragraph" style:parent-style-name="Text_20_body">
      <style:paragraph-properties fo:text-align="justify" style:justify-single-word="false"/>
      <style:text-properties fo:color="#00000a" style:font-name="Gotham Light" fo:font-size="12pt" fo:language="fr" fo:country="FR" officeooo:rsid="008140d4" officeooo:paragraph-rsid="0013333f" style:font-name-asian="Lucida Sans Unicode" style:font-size-asian="12pt" style:language-asian="zh" style:country-asian="CN" style:font-name-complex="Noto Sans Devanagari" style:font-size-complex="12pt" style:language-complex="hi" style:country-complex="IN"/>
    </style:style>
    <style:style style:name="P4" style:family="paragraph" style:parent-style-name="Text_20_body">
      <style:paragraph-properties fo:text-align="justify" style:justify-single-word="false"/>
      <style:text-properties fo:color="#00000a" style:font-name="Gotham Light" fo:font-size="12pt" fo:language="fr" fo:country="FR" officeooo:rsid="00835bda" officeooo:paragraph-rsid="00835bda"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text-align="justify" style:justify-single-word="false"/>
      <style:text-properties fo:color="#00000a" style:font-name="Gotham Light" fo:font-size="12pt" fo:language="fr" fo:country="FR" officeooo:rsid="0084b512" officeooo:paragraph-rsid="0084b512" style:font-name-asian="Lucida Sans Unicode" style:font-size-asian="12pt" style:language-asian="zh" style:country-asian="CN" style:font-name-complex="Noto Sans Devanagari" style:font-size-complex="12pt" style:language-complex="hi" style:country-complex="IN"/>
    </style:style>
    <style:style style:name="P6" style:family="paragraph" style:parent-style-name="Text_20_body">
      <style:paragraph-properties fo:text-align="justify" style:justify-single-word="false"/>
      <style:text-properties fo:color="#00000a" style:font-name="Gotham Light" fo:font-size="12pt" fo:language="fr" fo:country="FR" officeooo:rsid="00883f8c" officeooo:paragraph-rsid="00883f8c" style:font-name-asian="Lucida Sans Unicode" style:font-size-asian="12pt" style:language-asian="zh" style:country-asian="CN" style:font-name-complex="Noto Sans Devanagari" style:font-size-complex="12pt" style:language-complex="hi" style:country-complex="IN"/>
    </style:style>
    <style:style style:name="P7" style:family="paragraph" style:parent-style-name="Text_20_body">
      <style:paragraph-properties fo:text-align="justify" style:justify-single-word="false"/>
      <style:text-properties fo:color="#00000a" style:font-name="Gotham Light" fo:font-size="12pt" fo:language="fr" fo:country="FR" officeooo:rsid="0089d725" officeooo:paragraph-rsid="0089d725" style:font-name-asian="Lucida Sans Unicode" style:font-size-asian="12pt" style:language-asian="zh" style:country-asian="CN" style:font-name-complex="Noto Sans Devanagari" style:font-size-complex="12pt" style:language-complex="hi" style:country-complex="IN"/>
    </style:style>
    <style:style style:name="P8" style:family="paragraph" style:parent-style-name="Text_20_body">
      <style:paragraph-properties fo:text-align="justify" style:justify-single-word="false"/>
      <style:text-properties fo:color="#00000a" style:font-name="Gotham Light" fo:font-size="12pt" fo:language="fr" fo:country="FR" officeooo:rsid="008b2bfb" officeooo:paragraph-rsid="008b2bfb" style:font-name-asian="Lucida Sans Unicode" style:font-size-asian="12pt" style:language-asian="zh" style:country-asian="CN" style:font-name-complex="Noto Sans Devanagari" style:font-size-complex="12pt" style:language-complex="hi" style:country-complex="IN"/>
    </style:style>
    <style:style style:name="P9" style:family="paragraph" style:parent-style-name="Text_20_body">
      <style:paragraph-properties fo:text-align="justify" style:justify-single-word="false"/>
      <style:text-properties fo:color="#00000a" style:font-name="Gotham Light" fo:font-size="12pt" fo:language="fr" fo:country="FR" officeooo:rsid="008b2c89" officeooo:paragraph-rsid="008b2c89" style:font-name-asian="Lucida Sans Unicode" style:font-size-asian="12pt" style:language-asian="zh" style:country-asian="CN" style:font-name-complex="Noto Sans Devanagari" style:font-size-complex="12pt" style:language-complex="hi" style:country-complex="IN"/>
    </style:style>
    <style:style style:name="P10" style:family="paragraph" style:parent-style-name="Text_20_body">
      <style:paragraph-properties fo:text-align="justify" style:justify-single-word="false"/>
      <style:text-properties fo:color="#00000a" style:font-name="Gotham Light" fo:font-size="12pt" fo:language="fr" fo:country="FR" officeooo:rsid="008c6e76" officeooo:paragraph-rsid="008c6e76" style:font-name-asian="Lucida Sans Unicode" style:font-size-asian="12pt" style:language-asian="zh" style:country-asian="CN" style:font-name-complex="Noto Sans Devanagari" style:font-size-complex="12pt" style:language-complex="hi" style:country-complex="IN"/>
    </style:style>
    <style:style style:name="P11" style:family="paragraph" style:parent-style-name="Text_20_body">
      <style:paragraph-properties fo:text-align="justify" style:justify-single-word="false"/>
      <style:text-properties fo:color="#00000a" style:font-name="Gotham Light"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12" style:family="paragraph" style:parent-style-name="Text_20_body">
      <style:paragraph-properties fo:text-align="justify" style:justify-single-word="false"/>
      <style:text-properties fo:color="#00000a" style:font-name="Gotham Light" fo:font-size="12pt" fo:language="fr" fo:country="FR" officeooo:rsid="008cf8a6" officeooo:paragraph-rsid="008cf8a6" style:font-name-asian="Lucida Sans Unicode" style:font-size-asian="12pt" style:language-asian="zh" style:country-asian="CN" style:font-name-complex="Noto Sans Devanagari" style:font-size-complex="12pt" style:language-complex="hi" style:country-complex="IN"/>
    </style:style>
    <style:style style:name="P13" style:family="paragraph" style:parent-style-name="Text_20_body">
      <style:paragraph-properties fo:text-align="justify" style:justify-single-word="false"/>
      <style:text-properties fo:color="#00000a" style:font-name="Gotham Light" fo:font-size="12pt" fo:language="fr" fo:country="FR" officeooo:rsid="008e0520" officeooo:paragraph-rsid="008e0520" style:font-name-asian="Lucida Sans Unicode" style:font-size-asian="12pt" style:language-asian="zh" style:country-asian="CN" style:font-name-complex="Noto Sans Devanagari" style:font-size-complex="12pt" style:language-complex="hi" style:country-complex="IN"/>
    </style:style>
    <style:style style:name="P14" style:family="paragraph" style:parent-style-name="Text_20_body">
      <style:paragraph-properties fo:text-align="justify" style:justify-single-word="false"/>
      <style:text-properties fo:color="#00000a" style:font-name="Gotham Light" fo:font-size="12pt" fo:language="fr" fo:country="FR" officeooo:rsid="008ed357" officeooo:paragraph-rsid="008ed357" style:font-name-asian="Lucida Sans Unicode" style:font-size-asian="12pt" style:language-asian="zh" style:country-asian="CN" style:font-name-complex="Noto Sans Devanagari" style:font-size-complex="12pt" style:language-complex="hi" style:country-complex="IN"/>
    </style:style>
    <style:style style:name="P15" style:family="paragraph" style:parent-style-name="Text_20_body">
      <style:paragraph-properties fo:text-align="justify" style:justify-single-word="false"/>
      <style:text-properties fo:color="#00000a" style:font-name="Gotham Light" fo:font-size="12pt" fo:language="fr" fo:country="FR" officeooo:rsid="008ed357" officeooo:paragraph-rsid="00945709" style:font-name-asian="Lucida Sans Unicode" style:font-size-asian="12pt" style:language-asian="zh" style:country-asian="CN" style:font-name-complex="Noto Sans Devanagari" style:font-size-complex="12pt" style:language-complex="hi" style:country-complex="IN"/>
    </style:style>
    <style:style style:name="P16" style:family="paragraph" style:parent-style-name="Text_20_body">
      <style:paragraph-properties fo:text-align="justify" style:justify-single-word="false"/>
      <style:text-properties fo:color="#00000a" style:font-name="Gotham Light" fo:font-size="12pt" fo:language="fr" fo:country="FR" officeooo:rsid="008f83c1" officeooo:paragraph-rsid="008f83c1" style:font-name-asian="Lucida Sans Unicode" style:font-size-asian="12pt" style:language-asian="zh" style:country-asian="CN" style:font-name-complex="Noto Sans Devanagari" style:font-size-complex="12pt" style:language-complex="hi" style:country-complex="IN"/>
    </style:style>
    <style:style style:name="P17" style:family="paragraph" style:parent-style-name="Text_20_body">
      <style:paragraph-properties fo:text-align="justify" style:justify-single-word="false"/>
      <style:text-properties fo:color="#00000a" style:font-name="Gotham Light" fo:font-size="12pt" fo:language="fr" fo:country="FR" officeooo:rsid="0093004f" officeooo:paragraph-rsid="0093004f" style:font-name-asian="Lucida Sans Unicode" style:font-size-asian="12pt" style:language-asian="zh" style:country-asian="CN" style:font-name-complex="Noto Sans Devanagari" style:font-size-complex="12pt" style:language-complex="hi" style:country-complex="IN"/>
    </style:style>
    <style:style style:name="P18" style:family="paragraph" style:parent-style-name="Text_20_body">
      <style:paragraph-properties fo:text-align="justify" style:justify-single-word="false"/>
      <style:text-properties fo:color="#00000a" style:font-name="Gotham Light" fo:font-size="12pt" fo:language="fr" fo:country="FR" officeooo:rsid="00945709" officeooo:paragraph-rsid="00945709" style:font-name-asian="Lucida Sans Unicode" style:font-size-asian="12pt" style:language-asian="zh" style:country-asian="CN" style:font-name-complex="Noto Sans Devanagari" style:font-size-complex="12pt" style:language-complex="hi" style:country-complex="IN"/>
    </style:style>
    <style:style style:name="P19" style:family="paragraph" style:parent-style-name="Text_20_body">
      <style:paragraph-properties fo:text-align="justify" style:justify-single-word="false"/>
      <style:text-properties fo:color="#00000a" style:font-name="Gotham Light" fo:font-size="12pt" fo:language="fr" fo:country="FR" officeooo:rsid="00971a3d" officeooo:paragraph-rsid="00971a3d" style:font-name-asian="Lucida Sans Unicode" style:font-size-asian="12pt" style:language-asian="zh" style:country-asian="CN" style:font-name-complex="Noto Sans Devanagari" style:font-size-complex="12pt" style:language-complex="hi" style:country-complex="IN"/>
    </style:style>
    <style:style style:name="P20" style:family="paragraph" style:parent-style-name="Text_20_body">
      <style:paragraph-properties fo:text-align="justify" style:justify-single-word="false"/>
      <style:text-properties fo:color="#00000a" style:font-name="Gotham Light" fo:font-size="12pt" fo:language="fr" fo:country="FR" officeooo:rsid="00989f84" officeooo:paragraph-rsid="00989f84" style:font-name-asian="Lucida Sans Unicode" style:font-size-asian="12pt" style:language-asian="zh" style:country-asian="CN" style:font-name-complex="Noto Sans Devanagari" style:font-size-complex="12pt" style:language-complex="hi" style:country-complex="IN"/>
    </style:style>
    <style:style style:name="P21" style:family="paragraph" style:parent-style-name="Text_20_body">
      <style:paragraph-properties fo:text-align="justify" style:justify-single-word="false"/>
      <style:text-properties fo:color="#00000a" style:font-name="Gotham Light" fo:font-size="12pt" fo:language="fr" fo:country="FR" officeooo:rsid="009a1d9a" officeooo:paragraph-rsid="009a1d9a" style:font-name-asian="Lucida Sans Unicode" style:font-size-asian="12pt" style:language-asian="zh" style:country-asian="CN" style:font-name-complex="Noto Sans Devanagari" style:font-size-complex="12pt" style:language-complex="hi" style:country-complex="IN"/>
    </style:style>
    <style:style style:name="P22" style:family="paragraph" style:parent-style-name="Text_20_body">
      <style:paragraph-properties fo:text-align="justify" style:justify-single-word="false"/>
      <style:text-properties fo:color="#00000a" style:font-name="Gotham Light" fo:font-size="12pt" fo:language="fr" fo:country="FR" officeooo:rsid="009a4073" officeooo:paragraph-rsid="009a4073" style:font-name-asian="Lucida Sans Unicode" style:font-size-asian="12pt" style:language-asian="zh" style:country-asian="CN" style:font-name-complex="Noto Sans Devanagari" style:font-size-complex="12pt" style:language-complex="hi" style:country-complex="IN"/>
    </style:style>
    <style:style style:name="P23" style:family="paragraph" style:parent-style-name="Text_20_body">
      <style:paragraph-properties fo:text-align="justify" style:justify-single-word="false"/>
      <style:text-properties fo:color="#00000a" style:font-name="Gotham Light" fo:font-size="12pt" fo:language="fr" fo:country="FR" officeooo:rsid="009bfffd" officeooo:paragraph-rsid="009bfffd" style:font-name-asian="Lucida Sans Unicode" style:font-size-asian="12pt" style:language-asian="zh" style:country-asian="CN" style:font-name-complex="Noto Sans Devanagari" style:font-size-complex="12pt" style:language-complex="hi" style:country-complex="IN"/>
    </style:style>
    <style:style style:name="P24" style:family="paragraph" style:parent-style-name="Text_20_body">
      <style:paragraph-properties fo:text-align="justify" style:justify-single-word="false"/>
      <style:text-properties fo:color="#00000a" style:font-name="Gotham Light" fo:font-size="12pt" fo:language="fr" fo:country="FR" officeooo:rsid="009ee006" officeooo:paragraph-rsid="009ee006" style:font-name-asian="Lucida Sans Unicode" style:font-size-asian="12pt" style:language-asian="zh" style:country-asian="CN" style:font-name-complex="Noto Sans Devanagari" style:font-size-complex="12pt" style:language-complex="hi" style:country-complex="IN"/>
    </style:style>
    <style:style style:name="P25" style:family="paragraph" style:parent-style-name="Text_20_body">
      <style:paragraph-properties fo:text-align="justify" style:justify-single-word="false"/>
      <style:text-properties fo:color="#00000a" style:font-name="Gotham Light" fo:font-size="12pt" fo:language="fr" fo:country="FR" officeooo:rsid="00a0a369" officeooo:paragraph-rsid="00a0a369" style:font-name-asian="Lucida Sans Unicode" style:font-size-asian="12pt" style:language-asian="zh" style:country-asian="CN" style:font-name-complex="Noto Sans Devanagari" style:font-size-complex="12pt" style:language-complex="hi" style:country-complex="IN"/>
    </style:style>
    <style:style style:name="P26" style:family="paragraph" style:parent-style-name="Text_20_body">
      <style:paragraph-properties fo:text-align="justify" style:justify-single-word="false"/>
      <style:text-properties fo:color="#00000a" style:font-name="Gotham Light" fo:font-size="12pt" fo:language="fr" fo:country="FR" officeooo:rsid="00a256d4" officeooo:paragraph-rsid="00a256d4" style:font-name-asian="Lucida Sans Unicode" style:font-size-asian="12pt" style:language-asian="zh" style:country-asian="CN" style:font-name-complex="Noto Sans Devanagari" style:font-size-complex="12pt" style:language-complex="hi" style:country-complex="IN"/>
    </style:style>
    <style:style style:name="P27" style:family="paragraph" style:parent-style-name="Text_20_body">
      <style:paragraph-properties fo:text-align="justify" style:justify-single-word="false"/>
      <style:text-properties fo:color="#00000a" style:font-name="Gotham Light" fo:font-size="12pt" fo:language="fr" fo:country="FR" officeooo:rsid="00a290e5" officeooo:paragraph-rsid="00a290e5" style:font-name-asian="Lucida Sans Unicode" style:font-size-asian="12pt" style:language-asian="zh" style:country-asian="CN" style:font-name-complex="Noto Sans Devanagari" style:font-size-complex="12pt" style:language-complex="hi" style:country-complex="IN"/>
    </style:style>
    <style:style style:name="P28" style:family="paragraph" style:parent-style-name="Text_20_body">
      <style:paragraph-properties fo:text-align="justify" style:justify-single-word="false"/>
      <style:text-properties fo:color="#00000a" style:font-name="Gotham Light" fo:font-size="12pt" fo:language="fr" fo:country="FR" officeooo:rsid="00abbe19" officeooo:paragraph-rsid="00abbe19" style:font-name-asian="Lucida Sans Unicode" style:font-size-asian="12pt" style:language-asian="zh" style:country-asian="CN" style:font-name-complex="Noto Sans Devanagari" style:font-size-complex="12pt" style:language-complex="hi" style:country-complex="IN"/>
    </style:style>
    <style:style style:name="P29" style:family="paragraph" style:parent-style-name="Text_20_body">
      <style:paragraph-properties fo:text-align="justify" style:justify-single-word="false"/>
      <style:text-properties fo:color="#00000a" style:font-name="Gotham Light" fo:font-size="12pt" fo:language="fr" fo:country="FR" officeooo:rsid="00abbe19" officeooo:paragraph-rsid="00a0a369" style:font-name-asian="Lucida Sans Unicode" style:font-size-asian="12pt" style:language-asian="zh" style:country-asian="CN" style:font-name-complex="Noto Sans Devanagari" style:font-size-complex="12pt" style:language-complex="hi" style:country-complex="IN"/>
    </style:style>
    <style:style style:name="P30" style:family="paragraph" style:parent-style-name="Text_20_body">
      <style:paragraph-properties fo:text-align="justify" style:justify-single-word="false"/>
      <style:text-properties fo:color="#00000a" style:font-name="Gotham Light" fo:font-size="12pt" fo:language="fr" fo:country="FR" officeooo:rsid="0032d9fb" officeooo:paragraph-rsid="00abbe19" style:font-name-asian="Lucida Sans Unicode" style:font-size-asian="12pt" style:language-asian="zh" style:country-asian="CN" style:font-name-complex="Noto Sans Devanagari" style:font-size-complex="12pt" style:language-complex="hi" style:country-complex="IN"/>
    </style:style>
    <style:style style:name="P31" style:family="paragraph" style:parent-style-name="Text_20_body">
      <style:paragraph-properties fo:text-align="justify" style:justify-single-word="false"/>
      <style:text-properties fo:color="#00000a" style:font-name="Gotham Light" fo:font-size="12pt" fo:language="fr" fo:country="FR" officeooo:rsid="00445f3d" officeooo:paragraph-rsid="00ad199f" style:font-name-asian="Lucida Sans Unicode" style:font-size-asian="12pt" style:language-asian="zh" style:country-asian="CN" style:font-name-complex="Noto Sans Devanagari" style:font-size-complex="12pt" style:language-complex="hi" style:country-complex="IN"/>
    </style:style>
    <style:style style:name="P32" style:family="paragraph" style:parent-style-name="Text_20_body">
      <style:paragraph-properties fo:text-align="justify" style:justify-single-word="false"/>
      <style:text-properties fo:color="#00000a" style:font-name="Gotham Light" fo:font-size="12pt" fo:language="fr" fo:country="FR" officeooo:rsid="00ad3d4e" officeooo:paragraph-rsid="00ad3d4e" style:font-name-asian="Lucida Sans Unicode" style:font-size-asian="12pt" style:language-asian="zh" style:country-asian="CN" style:font-name-complex="Noto Sans Devanagari" style:font-size-complex="12pt" style:language-complex="hi" style:country-complex="IN"/>
    </style:style>
    <style:style style:name="P33" style:family="paragraph" style:parent-style-name="Text_20_body">
      <style:paragraph-properties fo:text-align="justify" style:justify-single-word="false"/>
      <style:text-properties fo:color="#00000a" style:font-name="Gotham Light" fo:font-size="12pt" fo:language="fr" fo:country="FR" officeooo:rsid="00aefbbd" officeooo:paragraph-rsid="00aefbbd" style:font-name-asian="Lucida Sans Unicode" style:font-size-asian="12pt" style:language-asian="zh" style:country-asian="CN" style:font-name-complex="Noto Sans Devanagari" style:font-size-complex="12pt" style:language-complex="hi" style:country-complex="IN"/>
    </style:style>
    <style:style style:name="P34" style:family="paragraph" style:parent-style-name="Text_20_body">
      <style:paragraph-properties fo:text-align="justify" style:justify-single-word="false"/>
      <style:text-properties fo:color="#00000a" style:font-name="Gotham Light" fo:font-size="12pt" fo:language="fr" fo:country="FR" officeooo:rsid="00af5cd2" officeooo:paragraph-rsid="00af5cd2" style:font-name-asian="Lucida Sans Unicode" style:font-size-asian="12pt" style:language-asian="zh" style:country-asian="CN" style:font-name-complex="Noto Sans Devanagari" style:font-size-complex="12pt" style:language-complex="hi" style:country-complex="IN"/>
    </style:style>
    <style:style style:name="P35" style:family="paragraph" style:parent-style-name="Text_20_body">
      <style:paragraph-properties fo:text-align="justify" style:justify-single-word="false"/>
      <style:text-properties fo:color="#00000a" style:font-name="Gotham Light" fo:font-size="12pt" fo:language="fr" fo:country="FR" officeooo:rsid="00b196af" officeooo:paragraph-rsid="00b196af" style:font-name-asian="Lucida Sans Unicode" style:font-size-asian="12pt" style:language-asian="zh" style:country-asian="CN" style:font-name-complex="Noto Sans Devanagari" style:font-size-complex="12pt" style:language-complex="hi" style:country-complex="IN"/>
    </style:style>
    <style:style style:name="P36" style:family="paragraph" style:parent-style-name="Text_20_body">
      <style:paragraph-properties fo:text-align="justify" style:justify-single-word="false"/>
      <style:text-properties fo:color="#00000a" style:font-name="Gotham Light" fo:font-size="12pt" fo:language="fr" fo:country="FR" officeooo:rsid="00b2dfef" officeooo:paragraph-rsid="00b2dfef" style:font-name-asian="Lucida Sans Unicode" style:font-size-asian="12pt" style:language-asian="zh" style:country-asian="CN" style:font-name-complex="Noto Sans Devanagari" style:font-size-complex="12pt" style:language-complex="hi" style:country-complex="IN"/>
    </style:style>
    <style:style style:name="P37" style:family="paragraph" style:parent-style-name="Text_20_body">
      <style:paragraph-properties fo:text-align="justify" style:justify-single-word="false"/>
      <style:text-properties fo:color="#00000a" style:font-name="Gotham Light" fo:font-size="12pt" fo:language="fr" fo:country="FR" officeooo:rsid="00b44fac" officeooo:paragraph-rsid="00b44fac" style:font-name-asian="Lucida Sans Unicode" style:font-size-asian="12pt" style:language-asian="zh" style:country-asian="CN" style:font-name-complex="Noto Sans Devanagari" style:font-size-complex="12pt" style:language-complex="hi" style:country-complex="IN"/>
    </style:style>
    <style:style style:name="P38" style:family="paragraph" style:parent-style-name="Text_20_body">
      <style:paragraph-properties fo:text-align="justify" style:justify-single-word="false"/>
      <style:text-properties fo:color="#00000a" style:font-name="Gotham Light" fo:font-size="12pt" fo:language="fr" fo:country="FR" officeooo:rsid="00b44fac" officeooo:paragraph-rsid="00b5e234" style:font-name-asian="Lucida Sans Unicode" style:font-size-asian="12pt" style:language-asian="zh" style:country-asian="CN" style:font-name-complex="Noto Sans Devanagari" style:font-size-complex="12pt" style:language-complex="hi" style:country-complex="IN"/>
    </style:style>
    <style:style style:name="P39" style:family="paragraph" style:parent-style-name="Text_20_body">
      <style:paragraph-properties fo:text-align="justify" style:justify-single-word="false"/>
      <style:text-properties fo:color="#00000a" style:font-name="Gotham Light" fo:font-size="12pt" fo:language="fr" fo:country="FR" officeooo:rsid="00b4d557" officeooo:paragraph-rsid="00b4d557" style:font-name-asian="Lucida Sans Unicode" style:font-size-asian="12pt" style:language-asian="zh" style:country-asian="CN" style:font-name-complex="Noto Sans Devanagari" style:font-size-complex="12pt" style:language-complex="hi" style:country-complex="IN"/>
    </style:style>
    <style:style style:name="P40" style:family="paragraph" style:parent-style-name="Text_20_body">
      <style:paragraph-properties fo:text-align="justify" style:justify-single-word="false"/>
      <style:text-properties fo:color="#00000a" style:font-name="Gotham Light" fo:font-size="12pt" fo:language="fr" fo:country="FR" officeooo:rsid="00b5e234" officeooo:paragraph-rsid="00b5e234" style:font-name-asian="Lucida Sans Unicode" style:font-size-asian="12pt" style:language-asian="zh" style:country-asian="CN" style:font-name-complex="Noto Sans Devanagari" style:font-size-complex="12pt" style:language-complex="hi" style:country-complex="IN"/>
    </style:style>
    <style:style style:name="P41" style:family="paragraph" style:parent-style-name="Text_20_body">
      <style:paragraph-properties fo:text-align="justify" style:justify-single-word="false"/>
      <style:text-properties fo:color="#00000a" style:font-name="Gotham Light" fo:font-size="12pt" fo:language="fr" fo:country="FR" fo:font-weight="normal" officeooo:rsid="008f83c1" officeooo:paragraph-rsid="008f83c1" style:font-name-asian="Lucida Sans Unicode" style:font-size-asian="12pt" style:language-asian="zh" style:country-asian="CN" style:font-weight-asian="normal" style:font-name-complex="Noto Sans Devanagari" style:font-size-complex="12pt" style:language-complex="hi" style:country-complex="IN"/>
    </style:style>
    <style:style style:name="P42" style:family="paragraph" style:parent-style-name="Text_20_body">
      <style:paragraph-properties fo:text-align="justify" style:justify-single-word="false"/>
      <style:text-properties fo:color="#00000a" style:font-name="Gotham Light" fo:font-size="12pt" fo:language="fr" fo:country="FR" fo:font-weight="normal" officeooo:rsid="0093004f" officeooo:paragraph-rsid="0093004f" style:font-name-asian="Lucida Sans Unicode" style:font-size-asian="12pt" style:language-asian="zh" style:country-asian="CN" style:font-weight-asian="normal" style:font-name-complex="Noto Sans Devanagari" style:font-size-complex="12pt" style:language-complex="hi" style:country-complex="IN"/>
    </style:style>
    <style:style style:name="P43" style:family="paragraph" style:parent-style-name="Text_20_body">
      <style:paragraph-properties fo:text-align="justify" style:justify-single-word="false"/>
      <style:text-properties fo:color="#00000a" style:font-name="Gotham Light" fo:font-size="12pt" fo:language="fr" fo:country="FR" style:text-underline-style="solid" style:text-underline-type="double" style:text-underline-width="auto" style:text-underline-color="font-color" officeooo:rsid="00b44fac" officeooo:paragraph-rsid="00b5e234" style:font-name-asian="Lucida Sans Unicode" style:font-size-asian="12pt" style:language-asian="zh" style:country-asian="CN" style:font-name-complex="Noto Sans Devanagari" style:font-size-complex="12pt" style:language-complex="hi" style:country-complex="IN"/>
    </style:style>
    <style:style style:name="P44" style:family="paragraph" style:parent-style-name="Text_20_body">
      <style:paragraph-properties fo:text-align="justify" style:justify-single-word="false"/>
      <style:text-properties fo:color="#00000a" style:font-name="Gotham Light" fo:font-size="12pt" fo:language="fr" fo:country="FR" style:text-underline-style="solid" style:text-underline-type="double" style:text-underline-width="auto" style:text-underline-color="font-color" officeooo:rsid="004b16a5" officeooo:paragraph-rsid="00b78ecf" style:font-name-asian="Lucida Sans Unicode" style:font-size-asian="12pt" style:language-asian="zh" style:country-asian="CN" style:font-name-complex="Noto Sans Devanagari" style:font-size-complex="12pt" style:language-complex="hi" style:country-complex="IN"/>
    </style:style>
    <style:style style:name="P45" style:family="paragraph" style:parent-style-name="Text_20_body">
      <style:paragraph-properties fo:text-align="justify" style:justify-single-word="false"/>
      <style:text-properties fo:color="#00000a" style:font-name="Gotham Light" fo:font-size="12pt" fo:language="fr" fo:country="FR" style:text-underline-style="solid" style:text-underline-type="double" style:text-underline-width="auto" style:text-underline-color="font-color" officeooo:rsid="00527e17" officeooo:paragraph-rsid="00b78ecf" style:font-name-asian="Lucida Sans Unicode" style:font-size-asian="12pt" style:language-asian="zh" style:country-asian="CN" style:font-name-complex="Noto Sans Devanagari" style:font-size-complex="12pt" style:language-complex="hi" style:country-complex="IN"/>
    </style:style>
    <style:style style:name="P46" style:family="paragraph" style:parent-style-name="Text_20_body">
      <style:paragraph-properties fo:text-align="justify" style:justify-single-word="false"/>
      <style:text-properties fo:color="#00000a" style:font-name="Gotham Bold1" fo:font-size="12pt" fo:language="fr" fo:country="FR" officeooo:rsid="0084b512" officeooo:paragraph-rsid="0084b512" style:font-name-asian="Lucida Sans Unicode" style:font-size-asian="12pt" style:language-asian="zh" style:country-asian="CN" style:font-name-complex="Noto Sans Devanagari" style:font-size-complex="12pt" style:language-complex="hi" style:country-complex="IN"/>
    </style:style>
    <style:style style:name="P47" style:family="paragraph" style:parent-style-name="Text_20_body">
      <style:paragraph-properties fo:text-align="justify" style:justify-single-word="false"/>
      <style:text-properties fo:color="#00000a" style:font-name="Gotham Bold1" fo:font-size="12pt" fo:language="fr" fo:country="FR" officeooo:rsid="00883f8c" officeooo:paragraph-rsid="00883f8c" style:font-name-asian="Lucida Sans Unicode" style:font-size-asian="12pt" style:language-asian="zh" style:country-asian="CN" style:font-name-complex="Noto Sans Devanagari" style:font-size-complex="12pt" style:language-complex="hi" style:country-complex="IN"/>
    </style:style>
    <style:style style:name="P48" style:family="paragraph" style:parent-style-name="Text_20_body">
      <style:paragraph-properties fo:text-align="justify" style:justify-single-word="false"/>
      <style:text-properties officeooo:rsid="0032d9fb" officeooo:paragraph-rsid="00abbe19"/>
    </style:style>
    <style:style style:name="P49" style:family="paragraph" style:parent-style-name="Text_20_body">
      <style:paragraph-properties fo:text-align="justify" style:justify-single-word="false"/>
      <style:text-properties officeooo:rsid="003324a7" officeooo:paragraph-rsid="00abbe19"/>
    </style:style>
    <style:style style:name="P50" style:family="paragraph" style:parent-style-name="Text_20_body">
      <style:paragraph-properties fo:text-align="justify" style:justify-single-word="false"/>
      <style:text-properties officeooo:rsid="003486ac" officeooo:paragraph-rsid="00abbe19"/>
    </style:style>
    <style:style style:name="P51" style:family="paragraph" style:parent-style-name="Text_20_body">
      <style:paragraph-properties fo:text-align="justify" style:justify-single-word="false"/>
      <style:text-properties officeooo:rsid="0034e251" officeooo:paragraph-rsid="00abbe19"/>
    </style:style>
    <style:style style:name="P52" style:family="paragraph" style:parent-style-name="Text_20_body">
      <style:paragraph-properties fo:text-align="justify" style:justify-single-word="false"/>
      <style:text-properties officeooo:rsid="00353cc4" officeooo:paragraph-rsid="00abbe19"/>
    </style:style>
    <style:style style:name="P53" style:family="paragraph" style:parent-style-name="Text_20_body">
      <style:paragraph-properties fo:text-align="justify" style:justify-single-word="false"/>
      <style:text-properties officeooo:rsid="0035c6dd" officeooo:paragraph-rsid="00abbe19"/>
    </style:style>
    <style:style style:name="P54" style:family="paragraph" style:parent-style-name="Text_20_body">
      <style:paragraph-properties fo:text-align="justify" style:justify-single-word="false"/>
      <style:text-properties officeooo:rsid="0037e77d" officeooo:paragraph-rsid="00abbe19"/>
    </style:style>
    <style:style style:name="P55" style:family="paragraph" style:parent-style-name="Text_20_body">
      <style:paragraph-properties fo:text-align="justify" style:justify-single-word="false"/>
      <style:text-properties officeooo:rsid="0037e77d" officeooo:paragraph-rsid="00ad199f"/>
    </style:style>
    <style:style style:name="P56" style:family="paragraph" style:parent-style-name="Text_20_body">
      <style:paragraph-properties fo:text-align="justify" style:justify-single-word="false"/>
      <style:text-properties officeooo:rsid="0039a184" officeooo:paragraph-rsid="00ad199f"/>
    </style:style>
    <style:style style:name="P57" style:family="paragraph" style:parent-style-name="Text_20_body">
      <style:paragraph-properties fo:text-align="justify" style:justify-single-word="false"/>
      <style:text-properties officeooo:rsid="003b28ef" officeooo:paragraph-rsid="00ad199f"/>
    </style:style>
    <style:style style:name="P58" style:family="paragraph" style:parent-style-name="Text_20_body">
      <style:paragraph-properties fo:text-align="justify" style:justify-single-word="false"/>
      <style:text-properties officeooo:rsid="003cadd1" officeooo:paragraph-rsid="00ad199f"/>
    </style:style>
    <style:style style:name="P59" style:family="paragraph" style:parent-style-name="Text_20_body">
      <style:paragraph-properties fo:text-align="justify" style:justify-single-word="false"/>
      <style:text-properties officeooo:rsid="00400f5c" officeooo:paragraph-rsid="00ad199f"/>
    </style:style>
    <style:style style:name="P60" style:family="paragraph" style:parent-style-name="Text_20_body">
      <style:paragraph-properties fo:text-align="justify" style:justify-single-word="false"/>
      <style:text-properties officeooo:rsid="0042593a" officeooo:paragraph-rsid="00ad199f"/>
    </style:style>
    <style:style style:name="P61" style:family="paragraph" style:parent-style-name="Text_20_body">
      <style:paragraph-properties fo:text-align="justify" style:justify-single-word="false"/>
      <style:text-properties officeooo:rsid="004298b7" officeooo:paragraph-rsid="00ad199f"/>
    </style:style>
    <style:style style:name="P62" style:family="paragraph" style:parent-style-name="Text_20_body">
      <style:paragraph-properties fo:text-align="justify" style:justify-single-word="false"/>
      <style:text-properties officeooo:rsid="00445f3d" officeooo:paragraph-rsid="00ad199f"/>
    </style:style>
    <style:style style:name="P63" style:family="paragraph" style:parent-style-name="Text_20_body">
      <style:paragraph-properties fo:text-align="justify" style:justify-single-word="false"/>
      <style:text-properties officeooo:rsid="0046638b" officeooo:paragraph-rsid="00b78ecf"/>
    </style:style>
    <style:style style:name="P64" style:family="paragraph" style:parent-style-name="Text_20_body">
      <style:paragraph-properties fo:text-align="justify" style:justify-single-word="false"/>
      <style:text-properties officeooo:rsid="0046da43" officeooo:paragraph-rsid="00b78ecf"/>
    </style:style>
    <style:style style:name="P65" style:family="paragraph" style:parent-style-name="Text_20_body">
      <style:paragraph-properties fo:text-align="justify" style:justify-single-word="false"/>
      <style:text-properties officeooo:rsid="0047fe4d" officeooo:paragraph-rsid="00b78ecf"/>
    </style:style>
    <style:style style:name="P66" style:family="paragraph" style:parent-style-name="Text_20_body">
      <style:paragraph-properties fo:text-align="justify" style:justify-single-word="false"/>
      <style:text-properties officeooo:rsid="0049f4e2" officeooo:paragraph-rsid="00b78ecf"/>
    </style:style>
    <style:style style:name="P67" style:family="paragraph" style:parent-style-name="Text_20_body">
      <style:paragraph-properties fo:text-align="justify" style:justify-single-word="false"/>
      <style:text-properties officeooo:rsid="004b16a5" officeooo:paragraph-rsid="00b78ecf"/>
    </style:style>
    <style:style style:name="P68" style:family="paragraph" style:parent-style-name="Text_20_body">
      <style:paragraph-properties fo:text-align="justify" style:justify-single-word="false"/>
      <style:text-properties officeooo:rsid="004c694b" officeooo:paragraph-rsid="00b78ecf"/>
    </style:style>
    <style:style style:name="P69" style:family="paragraph" style:parent-style-name="Text_20_body">
      <style:paragraph-properties fo:text-align="justify" style:justify-single-word="false"/>
      <style:text-properties officeooo:rsid="005050d1" officeooo:paragraph-rsid="005050d1"/>
    </style:style>
    <style:style style:name="P70" style:family="paragraph" style:parent-style-name="Text_20_body">
      <style:paragraph-properties fo:text-align="justify" style:justify-single-word="false"/>
      <style:text-properties officeooo:rsid="005050d1" officeooo:paragraph-rsid="00b78ecf"/>
    </style:style>
    <style:style style:name="P71" style:family="paragraph" style:parent-style-name="Text_20_body">
      <style:paragraph-properties fo:text-align="justify" style:justify-single-word="false"/>
      <style:text-properties officeooo:rsid="0051f2f0" officeooo:paragraph-rsid="00b78ecf"/>
    </style:style>
    <style:style style:name="P72" style:family="paragraph" style:parent-style-name="Text_20_body">
      <style:paragraph-properties fo:text-align="justify" style:justify-single-word="false"/>
      <style:text-properties officeooo:rsid="00527e17" officeooo:paragraph-rsid="00b78ecf"/>
    </style:style>
    <style:style style:name="P73" style:family="paragraph" style:parent-style-name="Text_20_body">
      <style:paragraph-properties fo:text-align="justify" style:justify-single-word="false"/>
      <style:text-properties officeooo:rsid="00530c6a" officeooo:paragraph-rsid="00b78ecf"/>
    </style:style>
    <style:style style:name="P74" style:family="paragraph" style:parent-style-name="Text_20_body">
      <style:paragraph-properties fo:text-align="justify" style:justify-single-word="false"/>
      <style:text-properties officeooo:rsid="00530c6a" officeooo:paragraph-rsid="00b8a00a"/>
    </style:style>
    <style:style style:name="P75" style:family="paragraph" style:parent-style-name="Text_20_body">
      <style:paragraph-properties fo:text-align="justify" style:justify-single-word="false"/>
      <style:text-properties officeooo:rsid="00541e53" officeooo:paragraph-rsid="00b8a00a"/>
    </style:style>
    <style:style style:name="P76" style:family="paragraph" style:parent-style-name="Text_20_body">
      <style:paragraph-properties fo:text-align="justify" style:justify-single-word="false"/>
      <style:text-properties officeooo:rsid="00be951f" officeooo:paragraph-rsid="00be951f"/>
    </style:style>
    <style:style style:name="P77" style:family="paragraph" style:parent-style-name="Text_20_body">
      <style:paragraph-properties fo:text-align="justify" style:justify-single-word="false"/>
      <style:text-properties officeooo:rsid="004c9d99" officeooo:paragraph-rsid="004c9d99"/>
    </style:style>
    <style:style style:name="P78" style:family="paragraph" style:parent-style-name="Text_20_body">
      <style:paragraph-properties fo:text-align="justify" style:justify-single-word="false"/>
      <style:text-properties officeooo:rsid="004d722e" officeooo:paragraph-rsid="004d722e"/>
    </style:style>
    <style:style style:name="P79" style:family="paragraph" style:parent-style-name="Text_20_body">
      <style:paragraph-properties fo:text-align="justify" style:justify-single-word="false"/>
      <style:text-properties officeooo:rsid="004e9860" officeooo:paragraph-rsid="004e9860"/>
    </style:style>
    <style:style style:name="P80" style:family="paragraph" style:parent-style-name="Text_20_body">
      <style:paragraph-properties fo:text-align="justify" style:justify-single-word="false"/>
      <style:text-properties officeooo:rsid="004efdf9" officeooo:paragraph-rsid="004efdf9"/>
    </style:style>
    <style:style style:name="P81" style:family="paragraph" style:parent-style-name="Text_20_body">
      <style:paragraph-properties fo:text-align="justify" style:justify-single-word="false"/>
      <style:text-properties officeooo:rsid="004f3862" officeooo:paragraph-rsid="004f3862"/>
    </style:style>
    <style:style style:name="P82" style:family="paragraph" style:parent-style-name="Text_20_body">
      <style:paragraph-properties fo:text-align="justify" style:justify-single-word="false" fo:break-before="page"/>
      <style:text-properties fo:color="#00000a" style:font-name="Gotham Light" fo:font-size="12pt" fo:language="fr" fo:country="FR" officeooo:rsid="00835bda" officeooo:paragraph-rsid="00835bda" style:font-name-asian="Lucida Sans Unicode" style:font-size-asian="12pt" style:language-asian="zh" style:country-asian="CN" style:font-name-complex="Noto Sans Devanagari" style:font-size-complex="12pt" style:language-complex="hi" style:country-complex="IN"/>
    </style:style>
    <style:style style:name="P83" style:family="paragraph" style:parent-style-name="Text_20_body">
      <style:paragraph-properties fo:text-align="justify" style:justify-single-word="false" fo:break-before="page"/>
      <style:text-properties fo:color="#00000a" style:font-name="Gotham Light" fo:font-size="12pt" fo:language="fr" fo:country="FR" officeooo:rsid="008cf8a6" officeooo:paragraph-rsid="008cf8a6" style:font-name-asian="Lucida Sans Unicode" style:font-size-asian="12pt" style:language-asian="zh" style:country-asian="CN" style:font-name-complex="Noto Sans Devanagari" style:font-size-complex="12pt" style:language-complex="hi" style:country-complex="IN"/>
    </style:style>
    <style:style style:name="P84" style:family="paragraph" style:parent-style-name="Text_20_body">
      <style:paragraph-properties fo:text-align="justify" style:justify-single-word="false" fo:break-before="page"/>
      <style:text-properties fo:color="#00000a" style:font-name="Gotham Light" fo:font-size="12pt" fo:language="fr" fo:country="FR" officeooo:rsid="00989f84" officeooo:paragraph-rsid="00989f84" style:font-name-asian="Lucida Sans Unicode" style:font-size-asian="12pt" style:language-asian="zh" style:country-asian="CN" style:font-name-complex="Noto Sans Devanagari" style:font-size-complex="12pt" style:language-complex="hi" style:country-complex="IN"/>
    </style:style>
    <style:style style:name="P85" style:family="paragraph" style:parent-style-name="Text_20_body">
      <style:paragraph-properties fo:text-align="justify" style:justify-single-word="false" fo:break-before="page"/>
      <style:text-properties fo:color="#00000a" style:font-name="Gotham Light" fo:font-size="12pt" fo:language="fr" fo:country="FR" officeooo:rsid="00abbe19" officeooo:paragraph-rsid="00abbe19" style:font-name-asian="Lucida Sans Unicode" style:font-size-asian="12pt" style:language-asian="zh" style:country-asian="CN" style:font-name-complex="Noto Sans Devanagari" style:font-size-complex="12pt" style:language-complex="hi" style:country-complex="IN"/>
    </style:style>
    <style:style style:name="P86" style:family="paragraph" style:parent-style-name="Text_20_body">
      <style:paragraph-properties fo:text-align="justify" style:justify-single-word="false" fo:break-before="page"/>
      <style:text-properties fo:color="#00000a" style:font-name="Gotham Light" fo:font-size="12pt" fo:language="fr" fo:country="FR" officeooo:rsid="00ad3d4e" officeooo:paragraph-rsid="00ad3d4e" style:font-name-asian="Lucida Sans Unicode" style:font-size-asian="12pt" style:language-asian="zh" style:country-asian="CN" style:font-name-complex="Noto Sans Devanagari" style:font-size-complex="12pt" style:language-complex="hi" style:country-complex="IN"/>
    </style:style>
    <style:style style:name="P87" style:family="paragraph" style:parent-style-name="Text_20_body">
      <style:paragraph-properties fo:text-align="justify" style:justify-single-word="false" fo:break-before="page"/>
      <style:text-properties officeooo:rsid="0046638b" officeooo:paragraph-rsid="00b78ecf"/>
    </style:style>
    <style:style style:name="P88" style:family="paragraph" style:parent-style-name="Text_20_body">
      <style:paragraph-properties fo:text-align="justify" style:justify-single-word="false" fo:break-before="page"/>
      <style:text-properties officeooo:rsid="005050d1" officeooo:paragraph-rsid="00b78ecf"/>
    </style:style>
    <style:style style:name="P89" style:family="paragraph" style:parent-style-name="Text_20_body">
      <style:paragraph-properties fo:text-align="justify" style:justify-single-word="false" fo:break-before="page"/>
      <style:text-properties officeooo:rsid="00530c6a" officeooo:paragraph-rsid="00b8a00a"/>
    </style:style>
    <style:style style:name="P90" style:family="paragraph" style:parent-style-name="Text_20_body">
      <style:paragraph-properties fo:text-align="justify" style:justify-single-word="false" fo:break-before="page"/>
      <style:text-properties officeooo:rsid="004c9d99" officeooo:paragraph-rsid="004c9d99"/>
    </style:style>
    <style:style style:name="P91" style:family="paragraph" style:parent-style-name="Heading_20_1">
      <style:paragraph-properties fo:text-align="justify" style:justify-single-word="false" fo:break-before="page"/>
      <style:text-properties fo:color="#ffffff" style:font-name="Lato1" fo:font-size="18pt" officeooo:rsid="0082f3ea" officeooo:paragraph-rsid="0082f3ea" style:font-size-asian="18pt" style:font-size-complex="18pt"/>
    </style:style>
    <style:style style:name="P92" style:family="paragraph" style:parent-style-name="Text_20_body">
      <style:paragraph-properties fo:margin-top="0cm" fo:margin-bottom="0.247cm" loext:contextual-spacing="false" fo:text-align="justify" style:justify-single-word="false" fo:break-before="page"/>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text-align="justify" style:justify-single-word="false" fo:break-before="page"/>
      <style:text-properties fo:color="#00000a"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text-align="justify" style:justify-single-word="false" fo:break-before="page"/>
      <style:text-properties fo:color="#00000a"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text-align="justify" style:justify-single-word="false" fo:break-before="page"/>
      <style:text-properties fo:color="#00000a" fo:font-size="11pt" fo:language="fr" fo:country="FR" style:text-underline-style="none" officeooo:rsid="00d08a61" officeooo:paragraph-rsid="00d08a61"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7037b" officeooo:paragraph-rsid="00c7037b"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text-align="justify" style:justify-single-word="false"/>
      <style:text-properties fo:color="#00000a" style:font-name="Gotham Light" fo:font-size="11pt" fo:language="fr" fo:country="FR" officeooo:rsid="005050d1" officeooo:paragraph-rsid="005050d1"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text-align="justify" style:justify-single-word="false"/>
      <style:text-properties fo:color="#00000a"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text-align="justify" style:justify-single-word="false"/>
      <style:text-properties fo:color="#438299" style:font-name="Gotham Bold" fo:font-size="11pt" fo:language="fr" fo:country="FR" fo:font-weight="normal" officeooo:paragraph-rsid="00b8a00a"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128" style:family="paragraph" style:parent-style-name="Text_20_body">
      <style:paragraph-properties fo:margin-top="0cm" fo:margin-bottom="0.247cm" loext:contextual-spacing="false"/>
      <style:text-properties fo:color="#438299" style:font-name="Gotham Bold" fo:font-size="11pt" fo:language="fr" fo:country="FR" style:text-underline-style="none" fo:font-weight="normal" officeooo:rsid="0014fa1a"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129" style:family="paragraph" style:parent-style-name="Text_20_body">
      <style:paragraph-properties fo:margin-left="1.251cm" fo:margin-right="0cm" fo:text-align="justify" style:justify-single-word="false" fo:text-indent="0cm" style:auto-text-indent="false"/>
      <style:text-properties officeooo:rsid="004e9860" officeooo:paragraph-rsid="004e9860"/>
    </style:style>
    <style:style style:name="P130" style:family="paragraph" style:parent-style-name="Standard" style:master-page-name="Standard">
      <style:paragraph-properties fo:text-align="center" style:justify-single-word="false" style:page-number="auto"/>
    </style:style>
    <style:style style:name="P131" style:family="paragraph" style:parent-style-name="Text_20_body" style:list-style-name="L1">
      <style:paragraph-properties fo:text-align="justify" style:justify-single-word="false"/>
      <style:text-properties fo:color="#00000a" style:font-name="Gotham Light" fo:font-size="12pt" fo:language="fr" fo:country="FR" officeooo:rsid="00883f8c" officeooo:paragraph-rsid="00883f8c" style:font-name-asian="Lucida Sans Unicode" style:font-size-asian="12pt" style:language-asian="zh" style:country-asian="CN" style:font-name-complex="Noto Sans Devanagari" style:font-size-complex="12pt" style:language-complex="hi" style:country-complex="IN"/>
    </style:style>
    <style:style style:name="P132" style:family="paragraph" style:parent-style-name="Text_20_body" style:list-style-name="L2">
      <style:paragraph-properties fo:text-align="justify" style:justify-single-word="false"/>
      <style:text-properties fo:color="#00000a" style:font-name="Gotham Light" fo:font-size="12pt" fo:language="fr" fo:country="FR" officeooo:rsid="008ed357" officeooo:paragraph-rsid="008ed357" style:font-name-asian="Lucida Sans Unicode" style:font-size-asian="12pt" style:language-asian="zh" style:country-asian="CN" style:font-name-complex="Noto Sans Devanagari" style:font-size-complex="12pt" style:language-complex="hi" style:country-complex="IN"/>
    </style:style>
    <style:style style:name="P133" style:family="paragraph" style:parent-style-name="Text_20_body" style:list-style-name="L2">
      <style:paragraph-properties fo:text-align="justify" style:justify-single-word="false"/>
      <style:text-properties fo:color="#00000a" style:font-name="Gotham Light" fo:font-size="12pt" fo:language="fr" fo:country="FR" officeooo:rsid="008f83c1" officeooo:paragraph-rsid="008f83c1" style:font-name-asian="Lucida Sans Unicode" style:font-size-asian="12pt" style:language-asian="zh" style:country-asian="CN" style:font-name-complex="Noto Sans Devanagari" style:font-size-complex="12pt" style:language-complex="hi" style:country-complex="IN"/>
    </style:style>
    <style:style style:name="P134" style:family="paragraph" style:parent-style-name="Text_20_body" style:list-style-name="L4">
      <style:paragraph-properties fo:text-align="justify" style:justify-single-word="false"/>
      <style:text-properties fo:color="#00000a" style:font-name="Gotham Light" fo:font-size="12pt" fo:language="fr" fo:country="FR" officeooo:rsid="00945709" officeooo:paragraph-rsid="00945709" style:font-name-asian="Lucida Sans Unicode" style:font-size-asian="12pt" style:language-asian="zh" style:country-asian="CN" style:font-name-complex="Noto Sans Devanagari" style:font-size-complex="12pt" style:language-complex="hi" style:country-complex="IN"/>
    </style:style>
    <style:style style:name="P135" style:family="paragraph" style:parent-style-name="Text_20_body" style:list-style-name="L4">
      <style:paragraph-properties fo:text-align="justify" style:justify-single-word="false"/>
      <style:text-properties fo:color="#00000a" style:font-name="Gotham Light" fo:font-size="12pt" fo:language="fr" fo:country="FR" officeooo:rsid="00957f54" officeooo:paragraph-rsid="00957f54" style:font-name-asian="Lucida Sans Unicode" style:font-size-asian="12pt" style:language-asian="zh" style:country-asian="CN" style:font-name-complex="Noto Sans Devanagari" style:font-size-complex="12pt" style:language-complex="hi" style:country-complex="IN"/>
    </style:style>
    <style:style style:name="P136" style:family="paragraph" style:parent-style-name="Text_20_body" style:list-style-name="L4">
      <style:paragraph-properties fo:text-align="justify" style:justify-single-word="false"/>
      <style:text-properties fo:color="#00000a" style:font-name="Gotham Light" fo:font-size="12pt" fo:language="fr" fo:country="FR" officeooo:rsid="00971a3d" officeooo:paragraph-rsid="00971a3d" style:font-name-asian="Lucida Sans Unicode" style:font-size-asian="12pt" style:language-asian="zh" style:country-asian="CN" style:font-name-complex="Noto Sans Devanagari" style:font-size-complex="12pt" style:language-complex="hi" style:country-complex="IN"/>
    </style:style>
    <style:style style:name="P137" style:family="paragraph" style:parent-style-name="Text_20_body" style:list-style-name="L5">
      <style:paragraph-properties fo:text-align="justify" style:justify-single-word="false"/>
      <style:text-properties fo:color="#00000a" style:font-name="Gotham Light" fo:font-size="12pt" fo:language="fr" fo:country="FR" officeooo:rsid="00971a3d" officeooo:paragraph-rsid="00971a3d" style:font-name-asian="Lucida Sans Unicode" style:font-size-asian="12pt" style:language-asian="zh" style:country-asian="CN" style:font-name-complex="Noto Sans Devanagari" style:font-size-complex="12pt" style:language-complex="hi" style:country-complex="IN"/>
    </style:style>
    <style:style style:name="P138" style:family="paragraph" style:parent-style-name="Text_20_body" style:list-style-name="L3">
      <style:paragraph-properties fo:text-align="justify" style:justify-single-word="false"/>
      <style:text-properties fo:color="#00000a" style:font-name="Gotham Light" fo:font-size="12pt" fo:language="fr" fo:country="FR" fo:font-weight="normal" officeooo:rsid="009149ec" officeooo:paragraph-rsid="009149ec" style:font-name-asian="Lucida Sans Unicode" style:font-size-asian="12pt" style:language-asian="zh" style:country-asian="CN" style:font-weight-asian="normal" style:font-name-complex="Noto Sans Devanagari" style:font-size-complex="12pt" style:language-complex="hi" style:country-complex="IN"/>
    </style:style>
    <style:style style:name="P139" style:family="paragraph" style:parent-style-name="Text_20_body" style:list-style-name="L3">
      <style:paragraph-properties fo:text-align="justify" style:justify-single-word="false"/>
      <style:text-properties fo:color="#00000a" style:font-name="Gotham Light" fo:font-size="12pt" fo:language="fr" fo:country="FR" fo:font-weight="normal" officeooo:rsid="0093004f" officeooo:paragraph-rsid="0093004f" style:font-name-asian="Lucida Sans Unicode" style:font-size-asian="12pt" style:language-asian="zh" style:country-asian="CN" style:font-weight-asian="normal" style:font-name-complex="Noto Sans Devanagari" style:font-size-complex="12pt" style:language-complex="hi" style:country-complex="IN"/>
    </style:style>
    <style:style style:name="P140" style:family="paragraph" style:parent-style-name="Text_20_body" style:list-style-name="L3">
      <style:paragraph-properties fo:text-align="justify" style:justify-single-word="false"/>
      <style:text-properties fo:font-variant="normal" fo:text-transform="none" fo:color="#00000a" style:font-name="Gotham Light" fo:font-size="12pt" fo:letter-spacing="normal" fo:language="fr" fo:country="FR" fo:font-style="normal" fo:font-weight="normal" officeooo:rsid="008f83c1" officeooo:paragraph-rsid="009149ec" style:font-name-asian="Lucida Sans Unicode" style:font-size-asian="12pt" style:language-asian="zh" style:country-asian="CN" style:font-weight-asian="normal" style:font-name-complex="Noto Sans Devanagari" style:font-size-complex="12pt" style:language-complex="hi" style:country-complex="IN"/>
    </style:style>
    <style:style style:name="P141" style:family="paragraph" style:parent-style-name="Text_20_body" style:list-style-name="L6">
      <style:paragraph-properties fo:text-align="justify" style:justify-single-word="false"/>
      <style:text-properties officeooo:rsid="00530c6a" officeooo:paragraph-rsid="00b78ecf"/>
    </style:style>
    <style:style style:name="P142" style:family="paragraph" style:parent-style-name="Text_20_body" style:list-style-name="L7">
      <style:paragraph-properties fo:margin-top="0cm" fo:margin-bottom="0.247cm" loext:contextual-spacing="false" fo:text-align="justify" style:justify-single-word="false"/>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text-align="justify" style:justify-single-word="false"/>
      <style:text-properties fo:color="#00000a" style:font-name="Gotham Light" fo:font-size="12pt" fo:language="fr" fo:country="FR" style:text-underline-style="none" officeooo:rsid="0063e9e5" officeooo:paragraph-rsid="00ed7471" style:font-name-asian="Lucida Sans Unicode" style:font-size-asian="12pt" style:language-asian="zh" style:country-asian="CN" style:font-name-complex="Noto Sans Devanagari" style:font-size-complex="12pt" style:language-complex="hi" style:country-complex="IN"/>
    </style:style>
    <style:style style:name="P144"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48"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49"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50"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51"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52"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53"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54"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55"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03cde" officeooo:paragraph-rsid="00e03cde" style:font-name-asian="Lucida Sans Unicode" style:font-size-asian="11pt" style:language-asian="zh" style:country-asian="CN" style:font-name-complex="Noto Sans Devanagari" style:font-size-complex="11pt" style:language-complex="hi" style:country-complex="IN"/>
    </style:style>
    <style:style style:name="P156"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38976" officeooo:paragraph-rsid="00e38976" style:font-name-asian="Lucida Sans Unicode" style:font-size-asian="11pt" style:language-asian="zh" style:country-asian="CN" style:font-name-complex="Noto Sans Devanagari" style:font-size-complex="11pt" style:language-complex="hi" style:country-complex="IN"/>
    </style:style>
    <style:style style:name="P157"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58"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59"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5b958" officeooo:paragraph-rsid="00e5b958" style:font-name-asian="Lucida Sans Unicode" style:font-size-asian="11pt" style:language-asian="zh" style:country-asian="CN" style:font-name-complex="Noto Sans Devanagari" style:font-size-complex="11pt" style:language-complex="hi" style:country-complex="IN"/>
    </style:style>
    <style:style style:name="P160"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61"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62"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65"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66" style:family="paragraph" style:parent-style-name="Text_20_body">
      <style:paragraph-properties fo:margin-top="0cm" fo:margin-bottom="0.247cm" loext:contextual-spacing="false" fo:text-align="justify" style:justify-single-word="false"/>
      <style:text-properties fo:color="#00000a"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67"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41e53" officeooo:paragraph-rsid="00e03cde" style:font-name-asian="Lucida Sans Unicode" style:font-size-asian="11pt" style:language-asian="zh" style:country-asian="CN" style:font-name-complex="Noto Sans Devanagari" style:font-size-complex="11pt" style:language-complex="hi" style:country-complex="IN"/>
    </style:style>
    <style:style style:name="P168"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69"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8c29c8" officeooo:paragraph-rsid="00e03cde" style:font-name-asian="Lucida Sans Unicode" style:font-size-asian="11pt" style:language-asian="zh" style:country-asian="CN" style:font-name-complex="Noto Sans Devanagari" style:font-size-complex="11pt" style:language-complex="hi" style:country-complex="IN"/>
    </style:style>
    <style:style style:name="P170"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71" style:family="paragraph" style:parent-style-name="Text_20_body">
      <style:paragraph-properties fo:margin-top="0cm" fo:margin-bottom="0.247cm" loext:contextual-spacing="false" fo:text-align="justify" style:justify-single-word="false"/>
      <style:text-properties fo:color="#00000a" fo:font-size="11pt" fo:language="fr" fo:country="FR" officeooo:rsid="0059c4c2" officeooo:paragraph-rsid="00e03cde" style:font-name-asian="Lucida Sans Unicode" style:font-size-asian="11pt" style:language-asian="zh" style:country-asian="CN" style:font-name-complex="Noto Sans Devanagari" style:font-size-complex="11pt" style:language-complex="hi" style:country-complex="IN"/>
    </style:style>
    <style:style style:name="P172" style:family="paragraph" style:parent-style-name="Text_20_body">
      <style:paragraph-properties fo:margin-top="0cm" fo:margin-bottom="0.247cm" loext:contextual-spacing="false"/>
      <style:text-properties style:font-name="Gotham Light" fo:font-size="12pt" officeooo:paragraph-rsid="00ed7471" style:font-size-asian="12pt" style:font-size-complex="12pt"/>
    </style:style>
    <style:style style:name="P173" style:family="paragraph" style:parent-style-name="Text_20_body">
      <style:paragraph-properties fo:margin-top="0cm" fo:margin-bottom="0.247cm" loext:contextual-spacing="false"/>
      <style:text-properties officeooo:paragraph-rsid="00ed7471"/>
    </style:style>
    <style:style style:name="P174" style:family="paragraph" style:parent-style-name="Text_20_body">
      <style:paragraph-properties fo:margin-top="0cm" fo:margin-bottom="0.247cm" loext:contextual-spacing="false" fo:text-align="justify" style:justify-single-word="false" fo:break-before="page"/>
      <style:text-properties fo:color="#00000a" fo:font-size="11pt" fo:language="fr" fo:country="FR" style:text-underline-style="none" officeooo:rsid="00e03cde" officeooo:paragraph-rsid="00e03cde" style:font-name-asian="Lucida Sans Unicode" style:font-size-asian="11pt" style:language-asian="zh" style:country-asian="CN" style:font-name-complex="Noto Sans Devanagari" style:font-size-complex="11pt" style:language-complex="hi" style:country-complex="IN"/>
    </style:style>
    <style:style style:name="P175" style:family="paragraph" style:parent-style-name="Text_20_body">
      <style:paragraph-properties fo:margin-top="0cm" fo:margin-bottom="0.247cm" loext:contextual-spacing="false" fo:text-align="justify" style:justify-single-word="false" fo:break-before="page"/>
      <style:text-properties fo:color="#00000a" fo:font-size="11pt" fo:language="fr" fo:country="FR" officeooo:rsid="00541e53" officeooo:paragraph-rsid="00e03cde" style:font-name-asian="Lucida Sans Unicode" style:font-size-asian="11pt" style:language-asian="zh" style:country-asian="CN" style:font-name-complex="Noto Sans Devanagari" style:font-size-complex="11pt" style:language-complex="hi" style:country-complex="IN"/>
    </style:style>
    <style:style style:name="P176" style:family="paragraph" style:parent-style-name="Text_20_body">
      <style:paragraph-properties fo:margin-top="0cm" fo:margin-bottom="0.247cm" loext:contextual-spacing="false" fo:break-before="page"/>
      <style:text-properties fo:font-size="14pt" officeooo:rsid="0066d510" officeooo:paragraph-rsid="00ed7471" style:font-size-asian="14pt" style:font-size-complex="14pt"/>
    </style:style>
    <style:style style:name="P177" style:family="paragraph" style:parent-style-name="Table_20_Contents">
      <style:paragraph-properties fo:text-align="center" style:justify-single-word="false"/>
      <style:text-properties style:font-name="Gotham Light" fo:font-size="12pt" officeooo:paragraph-rsid="00ed7471" style:font-size-asian="12pt" style:font-size-complex="12pt"/>
    </style:style>
    <style:style style:name="P178" style:family="paragraph" style:parent-style-name="Table_20_Contents">
      <style:text-properties style:font-name="Gotham Light" fo:font-size="12pt" officeooo:paragraph-rsid="00ed7471" style:font-size-asian="12pt" style:font-size-complex="12pt"/>
    </style:style>
    <style:style style:name="P179" style:family="paragraph">
      <loext:graphic-properties draw:fill="solid" draw:fill-color="#80ba43"/>
      <style:paragraph-properties fo:text-align="start"/>
      <style:text-properties fo:font-size="18pt"/>
    </style:style>
    <style:style style:name="T1" style:family="text">
      <style:text-properties style:font-name="Lato1" fo:font-size="14pt" style:font-size-asian="14pt" style:font-size-complex="14pt"/>
    </style:style>
    <style:style style:name="T2" style:family="text">
      <style:text-properties style:font-name="Lato1" fo:font-size="14pt" officeooo:rsid="0082f3ea" style:font-size-asian="14pt" style:font-size-complex="14pt"/>
    </style:style>
    <style:style style:name="T3" style:family="text">
      <style:text-properties officeooo:rsid="00869770"/>
    </style:style>
    <style:style style:name="T4" style:family="text">
      <style:text-properties officeooo:rsid="008b2bfb"/>
    </style:style>
    <style:style style:name="T5" style:family="text">
      <style:text-properties officeooo:rsid="008c6e76"/>
    </style:style>
    <style:style style:name="T6" style:family="text">
      <style:text-properties officeooo:rsid="008cf8a6"/>
    </style:style>
    <style:style style:name="T7" style:family="text">
      <style:text-properties officeooo:rsid="008ed357"/>
    </style:style>
    <style:style style:name="T8" style:family="text">
      <style:text-properties officeooo:rsid="0093004f"/>
    </style:style>
    <style:style style:name="T9" style:family="text">
      <style:text-properties officeooo:rsid="00945709"/>
    </style:style>
    <style:style style:name="T10" style:family="text">
      <style:text-properties officeooo:rsid="00957f54"/>
    </style:style>
    <style:style style:name="T11" style:family="text">
      <style:text-properties officeooo:rsid="009a4073"/>
    </style:style>
    <style:style style:name="T12" style:family="text">
      <style:text-properties officeooo:rsid="009d2792"/>
    </style:style>
    <style:style style:name="T13" style:family="text">
      <style:text-properties officeooo:rsid="00a0a369"/>
    </style:style>
    <style:style style:name="T14" style:family="text">
      <style:text-properties officeooo:rsid="00a290e5"/>
    </style:style>
    <style:style style:name="T15" style:family="text">
      <style:text-properties officeooo:rsid="003486ac"/>
    </style:style>
    <style:style style:name="T16" style:family="text">
      <style:text-properties officeooo:rsid="0034e251"/>
    </style:style>
    <style:style style:name="T17" style:family="text">
      <style:text-properties officeooo:rsid="005bccdc"/>
    </style:style>
    <style:style style:name="T18" style:family="text">
      <style:text-properties officeooo:rsid="0081e64b"/>
    </style:style>
    <style:style style:name="T19" style:family="text">
      <style:text-properties officeooo:rsid="0035c6dd"/>
    </style:style>
    <style:style style:name="T20" style:family="text">
      <style:text-properties officeooo:rsid="0035e40f"/>
    </style:style>
    <style:style style:name="T21" style:family="text">
      <style:text-properties officeooo:rsid="00ad199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aefbbd"/>
    </style:style>
    <style:style style:name="T27" style:family="text">
      <style:text-properties officeooo:rsid="00af5cd2"/>
    </style:style>
    <style:style style:name="T28" style:family="text">
      <style:text-properties officeooo:rsid="00b0522a"/>
    </style:style>
    <style:style style:name="T29" style:family="text">
      <style:text-properties officeooo:rsid="00b0c19c"/>
    </style:style>
    <style:style style:name="T30" style:family="text">
      <style:text-properties officeooo:rsid="00b2dfef"/>
    </style:style>
    <style:style style:name="T31" style:family="text">
      <style:text-properties officeooo:rsid="00b30e65"/>
    </style:style>
    <style:style style:name="T32" style:family="text">
      <style:text-properties officeooo:rsid="00b4d557"/>
    </style:style>
    <style:style style:name="T33" style:family="text">
      <style:text-properties officeooo:rsid="00b66bfe"/>
    </style:style>
    <style:style style:name="T34" style:family="text">
      <style:text-properties officeooo:rsid="0047fe4d"/>
    </style:style>
    <style:style style:name="T35" style:family="text">
      <style:text-properties officeooo:rsid="004809ab"/>
    </style:style>
    <style:style style:name="T36" style:family="text">
      <style:text-properties officeooo:rsid="004a0668"/>
    </style:style>
    <style:style style:name="T37" style:family="text">
      <style:text-properties officeooo:rsid="00863aa4"/>
    </style:style>
    <style:style style:name="T38" style:family="text">
      <style:text-properties officeooo:rsid="0089559d"/>
    </style:style>
    <style:style style:name="T39" style:family="text">
      <style:text-properties officeooo:rsid="008b1cba"/>
    </style:style>
    <style:style style:name="T40" style:family="text">
      <style:text-properties officeooo:rsid="004c9d99"/>
    </style:style>
    <style:style style:name="T41" style:family="text">
      <style:text-properties officeooo:rsid="00530c6a"/>
    </style:style>
    <style:style style:name="T42" style:family="text">
      <style:text-properties officeooo:rsid="00b78ecf"/>
    </style:style>
    <style:style style:name="T43" style:family="text">
      <style:text-properties officeooo:rsid="00541e53"/>
    </style:style>
    <style:style style:name="T44" style:family="text">
      <style:text-properties officeooo:rsid="00b8a00a"/>
    </style:style>
    <style:style style:name="T45" style:family="text">
      <style:text-properties officeooo:rsid="00baa42a"/>
    </style:style>
    <style:style style:name="T46" style:family="text">
      <style:text-properties officeooo:rsid="00bc9f99"/>
    </style:style>
    <style:style style:name="T47" style:family="text">
      <style:text-properties officeooo:rsid="00bcf8ea"/>
    </style:style>
    <style:style style:name="T48" style:family="text">
      <style:text-properties officeooo:rsid="00be951f"/>
    </style:style>
    <style:style style:name="T49" style:family="text">
      <style:text-properties officeooo:rsid="0037e77d"/>
    </style:style>
    <style:style style:name="T50" style:family="text">
      <style:text-properties officeooo:rsid="00c0340c"/>
    </style:style>
    <style:style style:name="T51" style:family="text">
      <style:text-properties officeooo:rsid="00c0e2ea"/>
    </style:style>
    <style:style style:name="T52" style:family="text">
      <style:text-properties officeooo:rsid="00c2c0b0"/>
    </style:style>
    <style:style style:name="T53" style:family="text">
      <style:text-properties officeooo:rsid="00c38068"/>
    </style:style>
    <style:style style:name="T54" style:family="text">
      <style:text-properties officeooo:rsid="00c50852"/>
    </style:style>
    <style:style style:name="T55" style:family="text">
      <style:text-properties officeooo:rsid="00c9984c"/>
    </style:style>
    <style:style style:name="T56" style:family="text">
      <style:text-properties officeooo:rsid="00caf3a8"/>
    </style:style>
    <style:style style:name="T57" style:family="text">
      <style:text-properties officeooo:rsid="00cb7444"/>
    </style:style>
    <style:style style:name="T58" style:family="text">
      <style:text-properties officeooo:rsid="004e9860"/>
    </style:style>
    <style:style style:name="T59" style:family="text">
      <style:text-properties officeooo:rsid="00cb917c"/>
    </style:style>
    <style:style style:name="T60" style:family="text">
      <style:text-properties officeooo:rsid="00ccee2e"/>
    </style:style>
    <style:style style:name="T61" style:family="text">
      <style:text-properties officeooo:rsid="00cdc382"/>
    </style:style>
    <style:style style:name="T62" style:family="text">
      <style:text-properties officeooo:rsid="00cef907"/>
    </style:style>
    <style:style style:name="T63" style:family="text">
      <style:text-properties officeooo:rsid="00d0568c"/>
    </style:style>
    <style:style style:name="T64" style:family="text">
      <style:text-properties officeooo:rsid="00d08a61"/>
    </style:style>
    <style:style style:name="T65" style:family="text">
      <style:text-properties officeooo:rsid="00d275ce"/>
    </style:style>
    <style:style style:name="T66" style:family="text">
      <style:text-properties officeooo:rsid="00d736de"/>
    </style:style>
    <style:style style:name="T67" style:family="text">
      <style:text-properties officeooo:rsid="00d84f3d"/>
    </style:style>
    <style:style style:name="T68" style:family="text">
      <style:text-properties officeooo:rsid="00da28fd"/>
    </style:style>
    <style:style style:name="T69" style:family="text">
      <style:text-properties officeooo:rsid="00db8965"/>
    </style:style>
    <style:style style:name="T70" style:family="text">
      <style:text-properties officeooo:rsid="00de4484"/>
    </style:style>
    <style:style style:name="T71" style:family="text">
      <style:text-properties officeooo:rsid="00e03cde"/>
    </style:style>
    <style:style style:name="T72" style:family="text">
      <style:text-properties officeooo:rsid="00e1bdbb"/>
    </style:style>
    <style:style style:name="T73" style:family="text">
      <style:text-properties officeooo:rsid="00e4f701"/>
    </style:style>
    <style:style style:name="T74" style:family="text">
      <style:text-properties officeooo:rsid="00e70ecb"/>
    </style:style>
    <style:style style:name="T75" style:family="text">
      <style:text-properties officeooo:rsid="00e86c58"/>
    </style:style>
    <style:style style:name="T76" style:family="text">
      <style:text-properties officeooo:rsid="00ea5a51"/>
    </style:style>
    <style:style style:name="T77" style:family="text">
      <style:text-properties officeooo:rsid="00ea6c60"/>
    </style:style>
    <style:style style:name="T78" style:family="text">
      <style:text-properties officeooo:rsid="00eca216"/>
    </style:style>
    <style:style style:name="T79" style:family="text">
      <style:text-properties officeooo:rsid="0066d5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1">Guide pour la vie à l’école à destination des </text:span><text:span text:style-name="T2">enseignants</text:span></text:p>
      <text:p text:style-name="P1"/>
      <text:p text:style-name="P1"/>
      <text:p text:style-name="P91"><draw:custom-shape text:anchor-type="paragraph" draw:z-index="0" draw:name="Shape1" draw:style-name="gr1" draw:text-style-name="P179"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propos</text:p>
      <text:p text:style-name="P2"/>
      <text:p text:style-name="P3"/>
      <text:p text:style-name="P82">1. Qu’est-ce que l’autisme</text:p>
      <text:p text:style-name="P4">C’est une question sur laquelle des milliers de livres et de thèses ont été écrites. C’est une question complexe avec beaucoup de définitions, d’opinions et de réponses différentes. Nous essayons ci-dessous de donner une réponse facile à comprendre et pertinente.</text:p>
      <text:p text:style-name="P4"/>
      <text:p text:style-name="P46">La réponse scientifique</text:p>
      <text:p text:style-name="P4"/>
      <text:p text:style-name="P5">L’autisme est défini comme un trouble du développement présent dès la naissance <text:span text:style-name="T3">et est caractérisé par des difficultés relationnelles et de communication, ainsi que des difficultés dans l’utilisation et la compréhension des concepts abstraits.</text:span></text:p>
      <text:p text:style-name="P6">Le spectre de l’autisme est large et les personnes avec autisme sont toutes affectées à des degrés différents.</text:p>
      <text:p text:style-name="P6">Cela dit, les symptômes de l’autisme sont regroupés en 4 grandes catégories - « la triade autistique » et les problèmes de traitement sensoriel.</text:p>
      <text:list xml:id="list1639405010" text:style-name="L1">
        <text:list-item>
          <text:p text:style-name="P131">Difficultés de communication</text:p>
        </text:list-item>
        <text:list-item>
          <text:p text:style-name="P131">Difficultés dans les relations sociales</text:p>
        </text:list-item>
        <text:list-item>
          <text:p text:style-name="P131">Comportements spécifiques</text:p>
        </text:list-item>
        <text:list-item>
          <text:p text:style-name="P131">Problèmes d’intégration sensoriels</text:p>
          <text:p text:style-name="P131"/>
        </text:list-item>
      </text:list>
      <text:p text:style-name="P5"/>
      <text:p text:style-name="P6">Il reste beaucoup de débats sur les « causes » de l’autisme. Nous savons que le nombre de personnes affectés augmente bien qu’il n’y ait pas de statistique nationale. Il est estimé qu’une personne sur 100 soit sur le spectre de l’autisme. Ce n’est donc pas un handicap rare.</text:p>
      <text:p text:style-name="P6">Connaître la théorie aide certainement mais cela n’explique pas comment l’autisme apparaît dans la vie quotidienne. Lisez notre réponse ci-dessous</text:p>
      <text:p text:style-name="P5"/>
      <text:p text:style-name="P47">Notre réponse</text:p>
      <text:p text:style-name="P47"/>
      <text:p text:style-name="P7">Imaginez <text:span text:style-name="T4">que vous soyez placé dans un vaisseau spatial et envoyé sur une autre galaxie. Vous arrive sur une planète extraterrestre, une planète qui n’est pas faite pour vous. Vous êtes instantanément décontenancé par les odeurs fortes, les bruits soudains et les textures étranges. </text:span></text:p>
      <text:p text:style-name="P8">Bien que les habitants ne semblent pas y prêter attention, vous ne pouvez simplement pas vous concentrer sur autre choses que cet environnement inconfortable. Ne pas savoir comment faire pour supporter l’environnement, comment faire pour trouver un endroit plus calme vous rend anxieux.</text:p>
      <text:p text:style-name="P8">Vous rencontrez ensuite un extra-terrestre. Il semble accueillant. Cependant vous ne comprenez pas sa langue, sa gestuelle ou ses expressions du visage. Vous ne <text:soft-page-break/>savez pas ce qu’il raconte et vous ne savez même pas s’il est content ou en colère. Vous êtes socialement mal à l’aise et vous avez même un peu peur.</text:p>
      <text:p text:style-name="P8">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8">Plus vous explorez la planète, plus il semble difficile d’y être accepté. La société extra-terrestre est pleine de signes sociaux que vous ne comprenez pas.</text:p>
      <text:p text:style-name="P8">Allez au travail ou dans un supermarché extra-terrestre vous mets mal à l’aise.</text:p>
      <text:p text:style-name="P8">Les relations sociales sembles très difficiles à décoder et il peut être très difficile de trouver quelle est la bonne approche avec les gens. Vous pouvez également avoir du mal à comprendre certains concepts.</text:p>
      <text:p text:style-name="P8">La façon la plus simple pour vivre dans ce monde irrationnel est d’appliquer des règles strictes. Vous mettez en place une routine pour éviter les imprévus.</text:p>
      <text:p text:style-name="P8">Le moindre changement de programme peut vous rendre très anxieux ou vous mettre en colère.</text:p>
      <text:p text:style-name="P8">Parfois, vous vous demandez pourquoi est-ce à vous de faire tous ces efforts pour vous adapter au monde et non le monde qui devrait s’adapter à vous.</text:p>
      <text:p text:style-name="P7"/>
      <text:p text:style-name="P8">Maintenant, réalisez que les personnes avec autisme vivent sur une planète extra-terrestre appelée la Terre.</text:p>
      <text:p text:style-name="P8"/>
      <text:p text:style-name="P8">L’autisme dans l’éducation</text:p>
      <text:p text:style-name="P9">Heureusement, le texte ci-dessus vous a donné <text:span text:style-name="T5">un aperçu de ce que vivent les personnes avec autisme.</text:span></text:p>
      <text:p text:style-name="P10">Cela peut sembler être une histoire pour enfants mais c’est ce que nous utilisons lorsque nous présentons l’autisme aux enfants, aux hommes d’affaires ou dans lorque nous écrivons dans les journaux !</text:p>
      <text:p text:style-name="P10">Nous voulons maintenant vous donner un aperçu de ce qu’est l’autisme et les difficultés que cela pose à l’école.</text:p>
      <text:p text:style-name="P10">La première chose à comprendre est que l’autisme n’est pas une déficience mentale. Bien que beaucoup de personnes avec autisme ont aussi une déficience intellectuelle, l’autisme en lui même n’en n’est pas une.</text:p>
      <text:p text:style-name="P10">Vous pouvez alors vous demander : quelles sont les difficultés sur le plan scolaire si ces personnes peuvent apprendre comme tout le monde ?</text:p>
      <text:p text:style-name="P10">En fait, beaucoup d’aspects de la vie de l’école comme l’environnement, la socialisation peuvent être difficiles pour les personnes avec autisme.</text:p>
      <text:p text:style-name="P10">Nous allons détailler tous ces aspects dans cette brochure. L’autisme comme nous l’avons mentionné est un spectre très large et il est donc important de noter que les difficultés présentées ne concernent pas tous les élèves avec autisme. Il est important de voir avec les parents et l’élève quelles sont les aspects de l’école qui sont difficiles.</text:p>
      <text:p text:style-name="P10"><text:soft-page-break/>Nous avons préparé à cet effet une brochure pour les élèves avec autisme et une brochure pour leurs parents afin qu’ils puissent vous apporter les informations que vous devez savoir.</text:p>
      <text:p text:style-name="P8"/>
      <text:p text:style-name="P11">Nous espérons que vous trouverez <text:span text:style-name="T6">cette brochure utile. Si vous avez des questions, n’hésitez pas à contribuer à la discussion. Vous pouvez visiter notre site web </text:span><text:a xlink:type="simple" xlink:href="https://autisme.github.io/" text:style-name="Internet_20_link" text:visited-style-name="Visited_20_Internet_20_Link"><text:span text:style-name="T6">https://autisme.github.io</text:span></text:a><text:span text:style-name="T6"> ou nous envoyer un email à </text:span><text:a xlink:type="simple" xlink:href="mailto:autisme@confais.org" text:style-name="Internet_20_link" text:visited-style-name="Visited_20_Internet_20_Link"><text:span text:style-name="T6">autisme@confais.org</text:span></text:a><text:span text:style-name="T6">.</text:span></text:p>
      <text:p text:style-name="P12">Nous sommes là pour vous aider.</text:p>
      <text:p text:style-name="P83">2. Principaux symptômes</text:p>
      <text:p text:style-name="P12"/>
      <text:p text:style-name="P13">L’autisme est un handicap avec de nombreux symptômes associés. En fait le spectre est tellement large que certains symptômes sont contradictoire. Par exemple une personne peut être hypersensible au bruit tandis qu’une autre pourra aimer certains bruits forts. Ci-dessous <text:span text:style-name="T7">vous trouverez une liste des symptômes les plus courants afin de vous donner des exemples montrant comment l’autisme peut affecter les élèves</text:span></text:p>
      <text:p text:style-name="P13"/>
      <text:p text:style-name="P14">Compétences sociales</text:p>
      <text:list xml:id="list1967246980" text:style-name="L2">
        <text:list-item>
          <text:p text:style-name="P132"><text:span text:style-name="T9">D</text:span>ifficultés avec le contact oculaire ;</text:p>
        </text:list-item>
        <text:list-item>
          <text:p text:style-name="P132">Impossibilité de lire ou d’afficher des émotions ;</text:p>
        </text:list-item>
        <text:list-item>
          <text:p text:style-name="P132">Passe leur temps tout seul ;</text:p>
        </text:list-item>
        <text:list-item>
          <text:p text:style-name="P132">Difficultés à lire les indices sociaux, de démarrer, de maintenir ou de terminer une conversation ;</text:p>
        </text:list-item>
        <text:list-item>
          <text:p text:style-name="P132">Difficultés avec les tours de paroles dans les conversations – Tendance à parler uniquement de ce qui les l’intéresse, ne répondent pas aux questions ou coupent la parole ;</text:p>
        </text:list-item>
        <text:list-item>
          <text:p text:style-name="P133">Difficultés à interagir avec les gens dans un groupe. Peut avoir des difficultés dans événements sociaux comme les fêtes ;</text:p>
        </text:list-item>
        <text:list-item>
          <text:p text:style-name="P133">Tendance à socialiser en parlant de leurs intérêts ;</text:p>
        </text:list-item>
        <text:list-item>
          <text:p text:style-name="P133">Besoin de consistance dans les situations sociales. Par exemple les jeux doivent être toujours joués avec les mêmes règles. Difficultés pour faire face à l’imprévu (par exemple une nouvelle personne qui arrive et qui n’était pas attendue).</text:p>
        </text:list-item>
      </text:list>
      <text:p text:style-name="P16"/>
      <text:p text:style-name="P41">Communication</text:p>
      <text:list xml:id="list1664250874" text:style-name="L3">
        <text:list-item>
          <text:p text:style-name="P140">Peuvent avoir un retard de langage, avoir un vocabulaire limité, peuvent être non verbal ou au contraire, peuvent parler correctement avec un large vocabulaire ;</text:p>
        </text:list-item>
        <text:list-item>
          <text:p text:style-name="P138">Peuvent avoir des difficultés pour trouver leurs mots ;</text:p>
        </text:list-item>
        <text:list-item>
          <text:p text:style-name="P138">Utilisation non appropriée de certains mots ;</text:p>
        </text:list-item>
        <text:list-item>
          <text:p text:style-name="P138">Tendance à comprendre les phrases littéralement ;</text:p>
        </text:list-item>
        <text:list-item>
          <text:p text:style-name="P138">Tendance à parler sur un ton monotone ou avec un accent étranger ;</text:p>
        </text:list-item>
        <text:list-item>
          <text:p text:style-name="P138">Manque d’expressions faciales ;</text:p>
        </text:list-item>
        <text:list-item>
          <text:p text:style-name="P138">Manque <text:span text:style-name="T8">d’un sens de l’humour ou ont un sens de l’humour particulier ;</text:span></text:p>
        </text:list-item>
        <text:list-item>
          <text:p text:style-name="P139">Incapacités à exprimer les problèmes, <text:span text:style-name="T10">leurs besoins</text:span>. Peut mener à des comportements violents.</text:p>
        </text:list-item>
      </text:list>
      <text:p text:style-name="P42"/>
      <text:p text:style-name="P17"><text:soft-page-break/>Comportements</text:p>
      <text:p text:style-name="P18"/>
      <text:list xml:id="list255495742" text:style-name="L4">
        <text:list-item>
          <text:p text:style-name="P134">Ont besoin <text:span text:style-name="T10">d’une routine et de certitude dans la vie quotidienne. Peut être en détresse lorsque la routine ne peut être respectée ;</text:span></text:p>
        </text:list-item>
        <text:list-item>
          <text:p text:style-name="P135">Peuvent avoir des « effondrements autistiques » (meltdowns) si les choses ne se passent pas comment prévus ou qu’il ne peuvent pas supporter l’environnement ou s’ils ont du mal à communiquer leurs besoins ;</text:p>
        </text:list-item>
        <text:list-item>
          <text:p text:style-name="P136">Peuvent jouer de manière non conventionnelle – collectionner, trier ou aligner des objets sont des exemples classiques ;</text:p>
        </text:list-item>
        <text:list-item>
          <text:p text:style-name="P136">Détermination de gagner ou de finir premier dans les jeux. Interrompre les autres lorsque c’est à leur tour de jouer ;</text:p>
        </text:list-item>
        <text:list-item>
          <text:p text:style-name="P136">Peuvent avoir un intérêt particulier ou un sujet obsessionnel qui revient tout le temps dans les études, les conversations ou les jeux ;</text:p>
        </text:list-item>
        <text:list-item>
          <text:p text:style-name="P136">Rêvent en cours. Marchent sans but précis</text:p>
        </text:list-item>
        <text:list-item>
          <text:p text:style-name="P136">Peuvent être très hyperactifs ;</text:p>
        </text:list-item>
        <text:list-item>
          <text:p text:style-name="P136">Tendance à courir, sauter, ou agiter les mains (lié au traitement sensoriel).</text:p>
        </text:list-item>
      </text:list>
      <text:p text:style-name="P19"/>
      <text:p text:style-name="P19">Traitement sensoriel</text:p>
      <text:p text:style-name="P15"/>
      <text:list xml:id="list2983272861" text:style-name="L5">
        <text:list-item>
          <text:p text:style-name="P137">Difficultés avec certains bruits, certaines odeurs ou textures. Également peuvent être attirés par certaines textures, certains sons ou certaines odeurs. Peuvent ne manger que certains aliments très spécifiques ;</text:p>
        </text:list-item>
        <text:list-item>
          <text:p text:style-name="P137">Trouvent les open-spaces difficiles. Gèrent mieux les endroits plus petits ;</text:p>
        </text:list-item>
        <text:list-item>
          <text:p text:style-name="P137">Tolérance à la douleur qui peut être inhabituelle.</text:p>
        </text:list-item>
      </text:list>
      <text:p text:style-name="P14"/>
      <text:p text:style-name="P14"/>
      <text:p text:style-name="P14"/>
      <text:p text:style-name="P84">3. Difficultés en classe</text:p>
      <text:p text:style-name="P20"/>
      <text:p text:style-name="P21">La classe à l’école primaire, au collège ou au lycée peut être un environnement difficile pour les <text:span text:style-name="T11">personnes avec autisme.</text:span></text:p>
      <text:p text:style-name="P22">Comme vous le savez, c’est une environnement plein de monde, souvent bruyant.</text:p>
      <text:p text:style-name="P23">Cela demande aux élève de beaucoup d’attention et de rester assis pour de longs moments. Cela peut également demander un certain degré de socialisation, pour les travaux de groupes par exemple ce qui peut être difficile pour les personnes avec autisme.</text:p>
      <text:p text:style-name="P23">Certaines fois <text:span text:style-name="T12">je niveau de stress peut être élevé, augmentant le niveau d’anxiété des personnes avec autisme. Les personnes avec autisme peuvent également avoir des difficultés à demander de l’aide lorsqu’elles n’arrivent pas à faire un exercice ou qu’elles ne comprennent pas.</text:span></text:p>
      <text:p text:style-name="P24">Toutefois, tout n’est pas mauvais. Les classes ordinaires peuvent fournir beaucoup d’opportunités pour les personnes avec autisme. Cela donne la chance <text:s/>pour les personnes avec autisme d’être éduquées, <text:span text:style-name="T13">d’avoir le même cursus que les autres élèves et de pouvoir développer leur potentiel comme les autres. Certaines personnes avec autisme peuvent également exceller dans les matières qui les intéresses.</text:span></text:p>
      <text:p text:style-name="P24"/>
      <text:p text:style-name="P25">Que peut-il être fait pour donner aux personnes avec autisme la meilleure chance de réussir en classe ?</text:p>
      <text:p text:style-name="P25">Ce n’est pas une question simple. Cela varie selon les élèves. Cependant il y a quelques astuces simples pour aider les personnes avec autisme dans la classe, spécialement au primaire et au collège.</text:p>
      <text:p text:style-name="P25"/>
      <text:p text:style-name="P25">Dialoguez</text:p>
      <text:p text:style-name="P26">Avant le début de l’année il est très important de rencontrer les parents de l’élève ou l’étudiant lui même dans votre classe. <text:span text:style-name="T14">Cette rencontre est l’occasion pour vous d’apprendre quelles sont les difficultés spécifiques de cet élèves en matière de traitement sensoriel, de concentration ou encore de socialisation.</text:span></text:p>
      <text:p text:style-name="P27">Cela set l’opportunité pour vous de connaître également les suggestions de ce qui a été fait face à cela, ce qui a fonctionné dans le passé et qui a donné de bons résultats.</text:p>
      <text:p text:style-name="P27"/>
      <text:p text:style-name="P30">Quand des groupes sont formés, sélectionnez les personnes avec attention</text:p>
      <text:p text:style-name="P49">Si votre enfant trouve que s’asseoir à des tables mises en groupe est difficile, essayez de faire en sorte qu’il soit avec des enfants plus matures. Cela peut d’aider à être plus à l’aise. Le changement est difficile pour les personnes avec autisme, cependant il est important d’encourager les changements <text:span text:style-name="T15">de groupe dans l’année. Essayez de voir avec les enseignants avec qui votre enfant s’entend bien et travaille le mieux pour former les nouveaux groupes. Prévenez également votre enfant. Un changement expliqué est un changement mieux géré.</text:span></text:p>
      <text:p text:style-name="P48"/>
      <text:p text:style-name="P50"><text:soft-page-break/><text:span text:style-name="T16">Consignes</text:span> <text:span text:style-name="T16">vagues et rapides</text:span></text:p>
      <text:p text:style-name="P51">Comme <text:span text:style-name="T47">l’élève</text:span> peut trouver <text:span text:style-name="T17">compliqué de comprendre</text:span> les instructions vagues. <text:span text:style-name="T47">Fournissez</text:span> des instructions claires et précises, pas à pas pour votre enfant. <text:span text:style-name="T47">L’élève peut également avoir des difficultés </text:span>pour suivre une consigne quand il y a du bruit ou de l’agitation dans la classe.</text:p>
      <text:p text:style-name="P51"/>
      <text:p text:style-name="P51">Fournissez une <text:span text:style-name="T18">option de secours</text:span></text:p>
      <text:p text:style-name="P52">Si <text:span text:style-name="T47">l’élève</text:span> a du mal à rester assis pendant longtemps, a tendance à devenir stressé ou tout autre chose qui est difficile au quotidien, demandez la possibilité qu’il puisse faire des pauses, aller marcher. Cela peut fonctionner vraiment bien si votre enfant <text:span text:style-name="T19">est accompagné d’</text:span>une Assistante de Vie Scolaire. <text:span text:style-name="T19">Désamorcer le stress prévient les comportements négatifs et améliorent la concentration et l’engagement pendant les cours.</text:span></text:p>
      <text:p text:style-name="P51"/>
      <text:p text:style-name="P53">Soyez fermes mais évitez la confrontation</text:p>
      <text:p text:style-name="P53">Il est très important que les enfants avec autisme, comme les autres enfants, connaissent les limites <text:span text:style-name="T20">et que celles-ci soient intégrés et respectées. Cependant les enfant avec autisme peuvent avoir un comportement perturbateur sans s’en rendre compte. Par exemple, parler à haute voix sans demander la permission, parler à eux mêmes pendant le cours, jouer avec leurs crayons. De même, les personnes avec autisme peuvent devenir frustrées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53"/>
      <text:p text:style-name="P54"><text:span text:style-name="T48">C</text:span>oncentrez-vous sur les forces</text:p>
      <text:p text:style-name="P76">Chaque personne avec autisme a des talents dans un ou plusieurs domaines. Utilisez ces domaines d’intérêts pour traiter ce qui est plus difficile. <text:span text:style-name="T49">Lisez la section “Mettre l’accent sur les forces”.</text:span></text:p>
      <text:p text:style-name="P29"/>
      <text:p text:style-name="P28">Soyez patients avec l’organisation</text:p>
      <text:p text:style-name="P28">Les élèves avec autisme peuvent avoir du mal à rester organisé, à respecter les échéances pour rendre le travail et de se souvenir de tout ce qu’il faut apporter et faire pour aller en classe. C’est une source d’anxiété pour elles.</text:p>
      <text:p text:style-name="P28">Soyez compréhensifs et rappelez régulièrement le travail à faire.</text:p>
      <text:p text:style-name="P28"/>
      <text:p text:style-name="P85">4. D<text:span text:style-name="T21">éfis de la vie sociale à l’école</text:span></text:p>
      <text:p text:style-name="P28"/>
      <text:p text:style-name="P56">La socialisation en général est difficile pour les personnes avec autisme. Les choses comme lire et comprendre les expressions du visage et le langage corporel, faire des conversations et simplement s’intégrer avec les gens sont difficiles pour les personnes avec autisme La socialisation à l’école peut être particulièrement difficile. Les personnes avec autisme sont sujettes au harcèlement scolaire à un moment ou à un autre et peuvent donc se désintéresser de la socialisation. De plus, les pauses stéréotypées de l’école peuvent ajouter des difficultés comme par exemple se trouver dans un endroit immense comme la cour de récréation où il faut faire face aux odeurs et aux bruits. De plus, certains enfants ont du mal à jouer avec les autres enfants. Ils peuvent être perdus dans les règles ou les interpréter d’une façon définitive. </text:p>
      <text:p text:style-name="P56">Il est délicat de trouver un équllibre <text:span text:style-name="T22">pour que les enseignants ou son AVS encouragent votre enfant à aller vers les autres enfants, de se faire des amis de leur age et de faire face à l’appréhension de se mélanger avec les autres enfants.</text:span></text:p>
      <text:p text:style-name="P55"/>
      <text:p text:style-name="P57">Voici quelques astuces qui pourraient êtres utiles pour faire face aux problèmes de socialisation à l‘école.</text:p>
      <text:p text:style-name="P57"/>
      <text:p text:style-name="P58">Identifiez les problèmes</text:p>
      <text:p text:style-name="P58">L’autisme est un large spectre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58"/>
      <text:p text:style-name="P59">Considérez la pairemulation (Buddy system)</text:p>
      <text:p text:style-name="P59">Cela peut vraiment bien fonctionner. Pourquoi ne pas demander aux enseignants d’identifier 2-3 élèves dans la classe qui sont connus pour leur gentillesse ou qui sont plus matures pour aider votre enfant. Il pourrait leur être demandé <text:span text:style-name="T24">de farie un effort pour inclure votre enfan dans leurs jeux, leurs discussions. Parlez-leurs pour si votre enfant est harcelé ou exclus. </text:span></text:p>
      <text:p text:style-name="P59"/>
      <text:p text:style-name="P60">Essayez de trouver un intérêt spécifique</text:p>
      <text:p text:style-name="P61">Comme les élèves avec autisme ont du mal à socialiser, un intérêt spécifique sur lequel ils peuvent parler permet de briser les barrières pour inté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P60"/>
      <text:p text:style-name="P61">Éduquez les élèves</text:p>
      <text:p text:style-name="P62">Quand tout le monde est accepté et respecté pour qui il est, cela profite à tout le monde sur le long terme. Les élèves qui sont exposés à des personnes avec des difficultés diverses dans leur jeune âge deviennent plus compréhensifs et ouverts au handicap.</text:p>
      <text:p text:style-name="P62"><text:soft-page-break/>Pourquoi ne pas discuter avec l’école de faire en sorte que les élèves de la classe de votre enfant reçoivent une présentation sur l’inclusion ou même sur le handicap comme l’autisme. Toute approche peut être bénéfique ! Il peut être mis en évidence le fait que toutes les personnes sont différentes, ont des difficultés dans certains domaines mais aussi des atouts, des forces dans d’autres domaines. Les élèves devraient réfléchir également à ce que cela fait de rester seul ou ne pas être impliqué dans la cour de récréation. Il peut être aussi organisé des événements à l’occasion de la semaine de sensibilisation à l’autisme au mois d’Avril.</text:p>
      <text:p text:style-name="P62"/>
      <text:p text:style-name="P62">Essayez de rendre les temps de pause et de repas confortables</text:p>
      <text:p text:style-name="P62">Beaucoup de difficultés liées à l’autisme sont <text:span text:style-name="T25">renforcées par l’anxiété et le stress souvent associé. Discutez de cela avec les enseignants et l’Assistante de Vie Scolaire. Demandez leur de rendre les pauses et les autres opportunités pour socialiser <text:s/>plus confortable pour votre enfant. Cela peut inclure l’assurance de pouvoir partir si ce dernier se sent mal à l’aise ou bien qu’il puisse être prêt d’un adulte de confiance dans ces moments. Abordez également la question de la cour de récréation. Y a-t-il quelque chose de prévu pour gérer les bruits et les odeurs par exemple ?</text:span></text:p>
      <text:p text:style-name="P31"/>
      <text:p text:style-name="P86">5. <text:span text:style-name="T26">Prendre un bon départ</text:span></text:p>
      <text:p text:style-name="P32"/>
      <text:p text:style-name="P33">Pour beaucoup de difficultés, le plus tôt vous les prendrez en considération, le plus tôt vous mettrez en place des aides et des adaptations pour y faire face, le mieux cela sera pour la personne avec autisme. En travaillant pour rendre l’environnement plus confortable et en mettant des aides en place, en faisant confiance aux parents et en étant motivé pour faire réussir l’élève avec autisme, vous saurez quoi faire lorsque l’élève trouvera quelque chose difficile ou qu’il aura une mauvaise journée.</text:p>
      <text:p text:style-name="P33"/>
      <text:p text:style-name="P33">Quelques astuces pour le début de l’année :</text:p>
      <text:p text:style-name="P33"/>
      <text:p text:style-name="P33">Communication</text:p>
      <text:p text:style-name="P33">Identifiez <text:span text:style-name="T27">les difficultés de comportement et d’apprentissage est très important. Demandez aux parents les solutions qui fonctionnent à la maison et qui peuvent être utiles à l’école. La communication entre les parents et l’école est très importante pour cela, surtout au début de l’année.</text:span></text:p>
      <text:p text:style-name="P34">Pour plus d’informations, reportez-vous à la section « Communication » de cette brochure.</text:p>
      <text:p text:style-name="P33"/>
      <text:p text:style-name="P34">Environnement</text:p>
      <text:p text:style-name="P34">Comment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9">au début de l’année </text:span>avec l’élève ou <text:span text:style-name="T28">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text:span></text:p>
      <text:p text:style-name="P34"/>
      <text:p text:style-name="P35">Conseillez</text:p>
      <text:p text:style-name="P35">Si vous enseignez à un enfant avec autisme pour la première fois ou que vous avez beaucoup <text:span text:style-name="T30">d’enfants avec autisme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vec autisme. Également, il existe une offre de formation conséquente pour les enseignants qui veulent inclure les personnes avec autisme.</text:span></text:p>
      <text:p text:style-name="P35"/>
      <text:p text:style-name="P36">Partenariats</text:p>
      <text:p text:style-name="P36">Il est crucial de ne <text:span text:style-name="T31">pas considérer uniquement les aides en classe la classe ou dans l’éducation en général. La stabilité et la continuité sont des buts très </text:span><text:soft-page-break/><text:span text:style-name="T31">importants dans la vie des personnes avec autisme.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6"/>
      <text:p text:style-name="P37">Ressources</text:p>
      <text:p text:style-name="P37">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37"/>
      <text:p text:style-name="P37">Premier rendez-vous</text:p>
      <text:p text:style-name="P37">Cela est notre dernier point mais aussi l’un des plus importants. <text:span text:style-name="T32">La première impression peut être très importante pour les élèves avec autisme. Votre première réunion aidera à assurer à l’élève que tout sera prêt pour l’année scolaire et qu’il disposera de tout ce dont il a besoin.</text:span></text:p>
      <text:p text:style-name="P40">Ce rendez-vous est une opportunité pour répondre aux questions que l’élève se pose et ainsi réduire son anxiété (voir le « Que faire si… »). Cela est aussi l’occasion pour vous d’expliquer comment votre classe fonctionne. <text:span text:style-name="T33">C’est également pour vous l’occasion d’obtenir la confiance de l’élève ce qui est crucial – les personnes avec autisme ont du mal à comprendre comment les gens se comportent et réagissent et comment former des relations. Cela rendra les futures difficultés plus faciles à surmonter.</text:span></text:p>
      <text:p text:style-name="P39"><text:span text:style-name="T33">Pour finir, n</text:span>ous savons que les premiers jours d’écoles sont parfois compliqués. Pour éviter qu’un élève avec autisme soit mal à l’aise ou s’inquiète, il peut être bien si vous pouvez leur parler avant la classe le premier jour, même si cela est juste une demi-heure avant la rentrée.</text:p>
      <text:p text:style-name="P38"/>
      <text:p text:style-name="P43"/>
      <text:p text:style-name="P87">6. L’importance de la communication</text:p>
      <text:p text:style-name="P63"/>
      <text:p text:style-name="P64">Une bonne communication entre l’école et la maison est essentielle pour les enfants avec autisme. Cela ne vous permet pas seulement en temps que parent de connaître comment votre enfant se comporte à l’école et d’être prévenu quand quelque chose de difficile se produit <text:span text:style-name="T34">mais c’est</text:span> un bénéfice mutuel. Si votre enfant a <text:span text:style-name="T34">eu une difficulté à la maison, il est important que l’école soit informée afin que les enseignants comprennent pourquoi votre enfant est énervé ou qu’il n’arrive pas à se concentrer comme d’habitude. Il est également important que l’école vous informe comment votre enfant se comporte à l’école de sorte que vous puissiez comprendre comment cela impacte son humeur à la maison. De plus, comme beaucoup d’enfants avec autisme ont du mal à dire ce qu’ils ressentent ou ne parlent pas de ce qui les tracasses, une bonne communication avec l’école permet d’identifier les problèmes et de les corriger avant qu’ils prennent des proportions importantes.</text:span></text:p>
      <text:p text:style-name="P64"/>
      <text:p text:style-name="P65">La communication entre les parents et les professeurs peut prendre différentes formes. Cependant voici quelques suggestions qui ont fonctionnées pour d’autres dans le passé.</text:p>
      <text:p text:style-name="P65"/>
      <text:p text:style-name="P65">Agenda</text:p>
      <text:p text:style-name="P65">C’est un moyen simple de <text:span text:style-name="T35">garder le contact. Chaque matin, écrivez un mot. Indiquez si votre enfant va bien et donnez toutes les informations importantes que l’école doit savoir. Certains jours, cela peut demander d’écrire beaucoup mais certains jours, cela ne peut être que quelques lignes. Mettez l’agenda dans le sac de votre enfant afin que les enseignants puissent les lire et y répondre..Demandez aux enseignants au début d’année s’ils souhaitent cela. Essayez de rester discret dans la façon dont cela est géré. Il peut être ennuyeux que d’autres élèves de la classe en prennnent connaissance.</text:span></text:p>
      <text:p text:style-name="P65"/>
      <text:p text:style-name="P66">Réunions régulières</text:p>
      <text:p text:style-name="P66">Il peut être utile de rencontrer les enseignants plus souvent que pendant les réunions parent/professeur organisées une fois par an Au début de l’année <text:span text:style-name="T36">demandez au professeur principal d’organiser une rénuion chaque trimestre ou plus souvent si le besoin s’en fait sentir. Cela peut être intéressant d’y inviter également d’autres personnes impliquées comme l’Auxiliaire de Vie Scolaire. Dans les réunions, abordez tous les problèmes qui sont arrivés et qui pourraient arrivés. Discutez également des aides fournies à votre enfant. Sont-elles toujours adaptées ou doivent-elles être améliorées ?</text:span></text:p>
      <text:p text:style-name="P65"/>
      <text:p text:style-name="P67">Approches conjointes</text:p>
      <text:p text:style-name="P68">Parfois la communication peut mener <text:span text:style-name="T37">à</text:span> résoudre les problèmes auquels votre enfant fait face <text:span text:style-name="T37">à l’école en réutilisant les solutions qui ont été trouvées ailleurs</text:span>. Par exemple, vous pouvez avoir trouvé à la maison une technique pour gérer <text:span text:style-name="T38">un comportement lorsque votre enfant sent des</text:span> odeurs fortes, celle-ci peut être également utilisé à l’école. <text:span text:style-name="T39">Un autre exemple est </text:span>d’utiliser la même technique qu’à la maison pour se concentrer à l’école. <text:span text:style-name="T40">La communication mène à la coopération ce qui profitera à votre enfant.</text:span></text:p>
      <text:p text:style-name="P44"/>
      <text:p text:style-name="P88"><text:span text:style-name="T42">7</text:span>. Projet Personnalisé de Scolarisation (PPS)</text:p>
      <text:p text:style-name="P70"/>
      <text:p text:style-name="P71">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72"/>
      <text:p text:style-name="P72">Il est important que le PPS inclut non seulement les objectifs en terme de niveau scolaire mais aussi les objects dans la classe. En d’autres mots, chaque enfant avec autisme a besoin d’un parcours scolaire adap<text:span text:style-name="T41">té avec des aide. Le PPS doit aussi prendre en compte la capacité de l’enfant à apprendre et à atteindre les objectifs. </text:span></text:p>
      <text:p text:style-name="P73">Le PPS doit</text:p>
      <text:list xml:id="list311960786" text:style-name="L6">
        <text:list-item>
          <text:p text:style-name="P141">Mettre l’accent sur les difficultés essentielles</text:p>
        </text:list-item>
        <text:list-item>
          <text:p text:style-name="P141">Être réaliste en terme d’adaptations à faire</text:p>
        </text:list-item>
      </text:list>
      <text:p text:style-name="P72"/>
      <text:p text:style-name="P72">Pour plus d’informations : <text:a xlink:type="simple" xlink:href="https://www.service-public.fr/particuliers/vosdroits/F33865" text:style-name="Internet_20_link" text:visited-style-name="Visited_20_Internet_20_Link">https://www.service-public.fr/particuliers/vosdroits/F33865</text:a></text:p>
      <text:p text:style-name="P45"/>
      <text:p text:style-name="P89"><text:span text:style-name="T44">8</text:span>. Ressources, exemptions &amp; aide par la technologie</text:p>
      <text:p text:style-name="P74"/>
      <text:p text:style-name="P74">Beaucoup d’élèves avec autisme requiert des aides pour la vie à l’école. Connaître ce <text:s/>que votre enfant pourrait bénéficier et comment accéder à cette aide peut être assez compliqué étant donné tout ce qu’il est possible de fair<text:span text:style-name="T43">e</text:span>. Nous essayons ici de dresser une liste des aides disponibles pour les personnes avec autisme.</text:p>
      <text:p text:style-name="P75"/>
      <text:p text:style-name="P75"/>
      <text:p text:style-name="P127">Accompagnants des élèves en situation de Handicap (AESH) / Assistants de vie scolaire (AVS)</text:p>
      <text:p text:style-name="P114">Si <text:span text:style-name="T43">votre enfant</text:span> trouv<text:span text:style-name="T43">e</text:span> une partie de la journée particulièrement difficile ou qu’<text:span text:style-name="T43">il a besoin d’une personne l’a</text:span>ide, qui <text:span text:style-name="T43">le</text:span> réassure et qui <text:span text:style-name="T43">le</text:span> guide, <text:span text:style-name="T43">il peut</text:span> bénéficier d’un Accompagnant des Élèves en Situation de Handicap. De moins en moins de personnes peuvent bénéficier d’un AESH à temps plein. Vous pouvez l’obtenir seulement à temps partiel ou ne pas en avoir du tout.</text:p>
      <text:p text:style-name="P97"/>
      <text:p text:style-name="P127">Prise de note sur ordinateur</text:p>
      <text:p text:style-name="P114">Trouve<text:span text:style-name="T43">-t</text:span>-<text:span text:style-name="T43">il</text:span> l’écriture manuelle difficile ou trouve<text:span text:style-name="T43">-t-il</text:span> qu’utiliser un ordinateur portable ou une tablette aide <text:span text:style-name="T43">à s’o</text:span>rganiser et à rester concentré ? <text:span text:style-name="T43">Il</text:span> p<text:span text:style-name="T43">eut</text:span> bénéficier d’un ordinateur à l’école pour noter les cours et faire <text:span text:style-name="T43">ses</text:span> devoirs.</text:p>
      <text:p text:style-name="P97"/>
      <text:p text:style-name="P127">Adaptations pendant les examens/contrôles</text:p>
      <text:p text:style-name="P114">Pour donner une chance équitable à tous les élèves avec handicap, les académies permettent certains changements dans la façon dont les examens se déroulent. <text:span text:style-name="T43">Il peut </text:span><text:s text:c="2"/>avoir la permission d’écrire vos réponses à l’ordinateur ou d’enregistrer <text:span text:style-name="T43">ses</text:span> réponses à haute voix. <text:span text:style-name="T43">Il</text:span> p<text:span text:style-name="T43">eut </text:span>avoir quelqu’un qui <text:span text:style-name="T43">lui</text:span> lit les consignes ou <text:span text:style-name="T43">lui</text:span> les réexplique. <text:span text:style-name="T43">Il</text:span> <text:span text:style-name="T43">peut</text:span> également bénéficier d’une salle pour <text:span text:style-name="T43">lui</text:span> tout seul <text:span text:style-name="T43">afin d’</text:span>éviter le stress d’être avec les autres élèves, de supporter le bruit qu’ils font (il y a toujours dans les salles d’examens, un bruit de crayons, de chaises, de pages qui se tournent, …). Enfin <text:span text:style-name="T43">il</text:span> <text:span text:style-name="T43">peut</text:span> bénéficier de temps supplémentaire pour terminer l’examen s’<text:span text:style-name="T43">il</text:span> <text:span text:style-name="T43">est</text:span> stressé.</text:p>
      <text:p text:style-name="P97"/>
      <text:p text:style-name="P127">En dehors de l’école</text:p>
      <text:p text:style-name="P115"><text:span text:style-name="T43">Il</text:span> p<text:span text:style-name="T43">eut</text:span> bénéficie<text:span text:style-name="T43">r</text:span> d’aides en dehors de l’école qui peuvent rendre celle-ci plus facilement gérable. L’aide fournie est différente pour tout le monde. Cela peut être des cours de sociabilisation, des groupes d’entraide, des cours de relaxation, … <text:span text:style-name="T43">Il peut également</text:span> en avoir marre d’y aller à certains moments, ou bien y aller <text:span text:style-name="T43">le</text:span> fait sentir différent, mais si ces aides sont utiles, <text:span text:style-name="T43">essayez de faire en sorte qu’il </text:span>n’abandonne pas.</text:p>
      <text:p text:style-name="P115"/>
      <text:p text:style-name="P116">Dispenses</text:p>
      <text:p text:style-name="P96">Votre enfant peut également être dispensé de notation dans certaines matières ou être dispensé d’y assister. Ayez recours à cette dernière possibilité que si vous ne pouvez pas faire autrement (par exemple en sport, si votre enfant se fait harceler pendant que le professeur est occupé avec les autres élèves) !</text:p>
      <text:p text:style-name="P92">9. Comment communiquer avec une personne avec autisme</text:p>
      <text:p text:style-name="P98"/>
      <text:p text:style-name="P98">Les élèves avec autisme peuvent avoir des difficultés avec certains aspects le la communication, des interactions et de l’imagination. Il est important que le langage que vous utilisez avec les personnes av<text:span text:style-name="T45">ec les élèves soit clair, direct et facile à comprendre.</text:span></text:p>
      <text:p text:style-name="P98"/>
      <text:p text:style-name="P99">Voici quelques astuces <text:span text:style-name="T46">de communication avec les personnes avec autisme :</text:span></text:p>
      <text:p text:style-name="P99"/>
      <text:p text:style-name="P100">Évitez les instructions longues et complexes</text:p>
      <text:p text:style-name="P100">Les instructions longues et complexes sont difficiles à retenir. Il est plus utile d’utiliser des instructions pas à pas, données au fur et à mesure. Par exemple, si vous dites « asseyez-vous, prenez votre livre de maths à la page 12 et faites les questions de 1 à 7 », dites plutôt :</text:p>
      <text:list xml:id="list1657216586" text:style-name="L7">
        <text:list-item>
          <text:p text:style-name="P142">Asseyez-vous (attendez que cela soit fait) ;</text:p>
        </text:list-item>
        <text:list-item>
          <text:p text:style-name="P142">Sortez votre livre de maths (attendez que cela soit fait) ;</text:p>
        </text:list-item>
        <text:list-item>
          <text:p text:style-name="P142">Faites les questions 1 à 7 de la page 12.</text:p>
        </text:list-item>
      </text:list>
      <text:p text:style-name="P101">Une autre approche peut être de fournir des instructions écrites à l’élève ou d’écrire les instructions au tableau. </text:p>
      <text:p text:style-name="P100"/>
      <text:p text:style-name="P101">Dites ce que vous souhaitez dire</text:p>
      <text:p text:style-name="P101">Le langage est parfois fondé sur la supposition que l’autre personne soit capable de comprendre ce que vous souhaitez vraiment dire. Pour les personnes avec autisme, le langage est <text:span text:style-name="T50">très souvent </text:span>« noir <text:span text:style-name="T50">ou</text:span> blanc ». <text:span text:style-name="T50">Par exemple si vous dites qu’un travail doit être fait « parfaitement », les élèves avec autisme comprendront que vous attendez un chef-d’œuvre au lieu d’un travail fait avec attention en déployant un effort raisonnable. Expliquez toujours ce que vous voulez dire afin d’éviter les incompréhensions et l’anxiété pour les élèves.</text:span></text:p>
      <text:p text:style-name="P101"/>
      <text:p text:style-name="P102">Métaphores</text:p>
      <text:p text:style-name="P102">Comme le point ci-dessus, nous avons tendance à utiliser des métaphores complexes pour nous exprimer. Nous avons tendance à dire « tu coures un danger » <text:span text:style-name="T51">alors que la personne ne coures pas du tout. Ces expressions font partie de notre langage et il peut être difficile de les éviter tant nous avons tendance à les utiliser inconsciemment.</text:span></text:p>
      <text:p text:style-name="P103">Soyez conscients que ces phrases peuvent rendre confus les personnes avec autisme. Soyez prêts à leur expliquer le sens de la phrase si vous pensez qu’ils ne l’ont pas compris.</text:p>
      <text:p text:style-name="P102"/>
      <text:p text:style-name="P103">Soyez direct</text:p>
      <text:p text:style-name="P103">Souvent nous évitons d’être trop direct. Au lieu de dire « <text:span text:style-name="T52">Pouvez-vous faire si ou cela… », dites «  faites ceci… ». Avoir des consignes directes évites la mauvaises compréhension. À l’exemple ci-dessus, une personne avec autisme pourrait répondre « Non » puisque la question porte sur le « pouvez ». Cela pourrait être mal interprété, par exemple la personne serait perçue comme étant insolente.</text:span></text:p>
      <text:p text:style-name="P103"/>
      <text:p text:style-name="P104">Soyez précis</text:p>
      <text:p text:style-name="P104"><text:soft-page-break/>Il est facile d’être vague dans ses explications. Cependant les personnes avec autisme peuvent avoir du mal à comprendre. Par exemple au lieu de dire « rédigez un texte », précisez la longueur du texte que vous aimeriez avoir.</text:p>
      <text:p text:style-name="P104"/>
      <text:p text:style-name="P104">Humour</text:p>
      <text:p text:style-name="P104">Nous avons <text:span text:style-name="T53">tendance à utiliser l’humour et beaucoup d’élèves apprécient. En fait les personnes avec autisme apprécient également l’humour, mais seulement lorsqu’elles le comprenne. Chaque élève avec autisme est différent. Certains ne comprennent pas du tout l’humour alors que d’autres ont un sens de l’humour très développé. Au début de l’année, demandez à l’élève ou à ses parents si l’humour énerve l’élève, le rend confus, <text:s/>ou si c’est quelque chose d’apprécié.</text:span></text:p>
      <text:p text:style-name="P104"/>
      <text:p text:style-name="P105">La règle d’or – Toujours réfléchir à deux fois</text:p>
      <text:p text:style-name="P105">C’est une règle très utile lorsque nous avons à faire à des élèves avec des problèmes de compréhension et de communication. Assurez <text:span text:style-name="T54">vous que ce que vous dites est compris et réfléchissez avant de parler. Posez-vous également la question «  Pourrait-il y avoir un problème de communication qui a mené cet élève à se comporter de cette façon ? »</text:span></text:p>
      <text:p text:style-name="P105"/>
      <text:p text:style-name="P106">Nous avons donné une liste de conseils afin de VOUS aider à parler aux personnes avec autisme. Maintenant, voici une liste de conseils pour vous aidez à les comprendre lorsqu’ils communiquent avec vous.</text:p>
      <text:p text:style-name="P106"/>
      <text:p text:style-name="P107">Écoutez attentivement</text:p>
      <text:p text:style-name="P108">Quand une personne avec autism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108"/>
      <text:p text:style-name="P108">Technologie</text:p>
      <text:p text:style-name="P109">Il est important de noter que certaines personnes avec autisme ne peuvent pas parler ou communiquer facilement. Cependant il y a de nombreux outils (apps) qui aident à la communication comme PECS. Ces outils peuvent vous demander un petit apprentissage. Renseignez-vous avant le début de l’année si l’élève est non-verbal.</text:p>
      <text:p text:style-name="P108"/>
      <text:p text:style-name="P109">Émotions</text:p>
      <text:p text:style-name="P109">Les personnes avec autisme <text:span text:style-name="T55">ont souvent du mal à identifier les émotions, ce qui les énerve ou ce qui leur cause de la douleur. Elles ne parleront pas directement de ces choses dans les conversations et vous devrez poser des questions explicites à ce sujet.</text:span></text:p>
      <text:p text:style-name="P109"/>
      <text:p text:style-name="P110">Franchise</text:p>
      <text:p text:style-name="P110">Les personnes avec autisme peuvent être très franches. Certaines fois cela est pris pour du culot ou un manque de respect. Il est important de se rappeler que les personnes avec autisme pensent en mode « noir ou blanc » donc dire qu’une personne est « mauvaise » à quelque chose n’est pas dérangeant pour une personne avec autisme. Parler <text:span text:style-name="T56">de difficulté sociale semble plus approprié que de traiter une telle franchise comme un mauvais comportement.</text:span></text:p>
      <text:p text:style-name="P112"><text:soft-page-break/>Temps</text:p>
      <text:p text:style-name="P112">Les personnes avec autisme peuvent trouvent difficile de participer dans les conversations ou de répondre aux questions, particulièrement si elles sont fatiguées.</text:p>
      <text:p text:style-name="P112">Il est important de laisser du temps aux personnes pour répondre et ne pas les surcharger avec de nouvelles questions. Également, une personne avec autisme peut aimer parler des sujets qu’elle aime ou poser des questions sur ce qui la préoccupe. <text:span text:style-name="T57">Mettez vous dans un lieu où la personne est à l’aise pour poser des questions et laissez lui le temps de le faire.</text:span></text:p>
      <text:p text:style-name="P111"/>
      <text:p text:style-name="P90"><text:span text:style-name="T57">10</text:span>. <text:span text:style-name="T43">L’i</text:span>mportance de l’organisation</text:p>
      <text:p text:style-name="P77"/>
      <text:p text:style-name="P78">Resté organisé, préparer tout le matériel nécessaire, arriver à l’heure en classe, et respecter les dates limites pour rendre un travail sont des choses parfois difficile pour les personnes avec autisme. Cela peut être <text:span text:style-name="T58">encore plus difficile au collège avec tant de professeurs différents.</text:span></text:p>
      <text:p text:style-name="P78"/>
      <text:p text:style-name="P79">Quand les personnes avec autismes ne sont pas organisées, cela génère souvent de l’anxiété.</text:p>
      <text:p text:style-name="P79"/>
      <text:p text:style-name="P129">« J’ai oublié mon livre, que vais-je faire ?</text:p>
      <text:p text:style-name="P129">Vais-je être puni »</text:p>
      <text:p text:style-name="P129">« Je suis perdu et je ne sais pas où aller »</text:p>
      <text:p text:style-name="P79"/>
      <text:p text:style-name="P79">Cela peut rendre la vie à l’école plus difficile. Voici quelques techniques pour prévenir la désorganisation.</text:p>
      <text:p text:style-name="P79"/>
      <text:p text:style-name="P80">Au début de l’année</text:p>
      <text:p text:style-name="P80"/>
      <text:p text:style-name="P81">Code couleur</text:p>
      <text:p text:style-name="P81">Coloriez les matières sur l’emploi du temps et les affaires se reférrant à la matière de la même couleur. Par exemple coloriez l’anglais en pleu et mettez une étiquette bleue sur le cahier, le livre. Votre enfant devant son casier pourra trouver plus facilement les affaires nécessaires pour le cours.</text:p>
      <text:p text:style-name="P81"/>
      <text:p text:style-name="P81">Achetez des affaires supplémentaires</text:p>
      <text:p text:style-name="P81">Cela peut coûter cher mais cela fonctionne bien pour certains pareins. Achetez une trousse supplémentaire, des livres en plus. Vous pouvez laisser un exemplaire à l’école. Si votre enfant panique car il a perdu sa trousse, il saura où en trouver une.</text:p>
      <text:p text:style-name="P81"/>
      <text:p text:style-name="P81">Étiquetez tout</text:p>
      <text:p text:style-name="P81">Sans utiliser le nom de votre enfant, vous pouvez indiquer un numéro de téléphone ou bien des initiales sur tous les équipements scolaires. Cela vous donnera plus de chance de les retrouver s’ils sont perdus.</text:p>
      <text:p text:style-name="P81"/>
      <text:p text:style-name="P81">Mettez les bons systèmes en place</text:p>
      <text:p text:style-name="P81">Assurez vous que les devoirs ne sont pas fait à la dernière minute. Regardez sur l’ agenda les dates de rendu de chaque travail. Vous pouvez même demander en avance aux enseignants le travail à faire si votre enfant a besoin de plus de temps.</text:p>
      <text:p text:style-name="P81"/>
      <text:p text:style-name="P81">Parlez aux enseignants et prévoyez « Que faire si… » </text:p>
      <text:p text:style-name="P81"/>
      <text:p text:style-name="P69"><text:soft-page-break/>Prenez le temps de mentionner les difficultés de votre enfant au début de l’année. Assurez vous que les enseignants comprennent. Ils ne doivent pas dire oui et oublier. Discutez de ce qu’il faut faire si par exemple votre enfant oublie/ perd quelque chose.</text:p>
      <text:p text:style-name="P69">Discutez de ce qu’il faut faire dans ce cas là. Notez tous les renseignements afin que votre enfant puisse s’y référer. De cette façon, vous réduirez l’anxiété de votre enfant.</text:p>
      <text:p text:style-name="P69"/>
      <text:p text:style-name="P69">Tout au long de l’année</text:p>
      <text:p text:style-name="P69"/>
      <text:p text:style-name="P69">Gardez un œil sur le cartable / le casier de votre enfant</text:p>
      <text:p text:style-name="P69">Soyez sûr que votre enfant apporte à l’école tout ce qui est nécessaire pour la journée. Soyez également sûr que les affaires reviennent à la maison. De cette façon, vous diminuez le risque de perdre des affaires. Également, vérifiez tous les jours que les cours de la journées atterissent dans les bons dossiers afin d’éviter les feuilles « volantes » qui ne sont pas classées et qui finissent par être perdues. Chaque matin vérifiez que le sac est complet. Essayez de rendre votre aussi responsable que possible.</text:p>
      <text:p text:style-name="P69"/>
      <text:p text:style-name="P69">Vérifiez l’agenda</text:p>
      <text:p text:style-name="P69">Vérifiez que tout le travail qui doit être fait est fait. Gardez aussi un emploi du temps de ce qui doit être fait et quand.</text:p>
      <text:p text:style-name="P69"/>
      <text:p text:style-name="P69">Soyez flexibles</text:p>
      <text:p text:style-name="P69">Quand l’année progresse, les choses qui semblaient bien fonctionner peuvent ne plus fonctionner. Travaillez avec votre enfant et les enseignants pour trouver de nouvelles méthodes pour qu’il reste organisé.</text:p>
      <text:p text:style-name="P69"/>
      <text:p text:style-name="P113"/>
      <text:p text:style-name="P93">11. Étudier et faire les devoirs</text:p>
      <text:p text:style-name="P117"/>
      <text:p text:style-name="P118">Pour une personne avec autisme, se concentrer toute la journée peut être difficile et rentrer et s’y remettre après l’école peut être vraiment compliqué. De plus l’environnement de la maison est souvent moins structuré que celui de l’école.</text:p>
      <text:p text:style-name="P117"/>
      <text:p text:style-name="P119">En tant qu’enseignant, vous pouvez aider <text:span text:style-name="T59">à éviter le stress à la maison pour l’élève et sa famille en considérant les choses suivantes :</text:span></text:p>
      <text:p text:style-name="P120"/>
      <text:p text:style-name="P120">Échéances</text:p>
      <text:p text:style-name="P120">Les échéances peuvent être difficiles <text:span text:style-name="T60">pour les personnes avec autisme – avoir quelque chose de prêt à une date donnée, faire face au faible niveau de concentration, …</text:span></text:p>
      <text:p text:style-name="P121">Naturellement, les échéances font parties des choses sur lesquelles les personnes avec autisme doivent travailler. Il peut être utile de donner le<text:span text:style-name="T61">s devoirs</text:span> à faire au début de la semaine, en laissant l’élève avoir la semaine complète pour trouver un moment ou la concentration est à son plus haut niveau pour le<text:span text:style-name="T61">s</text:span> faire. Également, si l’élève a du mal à respecter la date de rendue, laissez un peu plus de temps peut être utile. Bien que cela semble peu orthodoxe, <text:span text:style-name="T61">si le niveau de stress est élevé ou qu’un autre aspect du handicap se manifeste particulièrement à un moment donné, vous pouvez en tant qu’enseignant alléger le travail à faire.</text:span></text:p>
      <text:p text:style-name="P120"/>
      <text:p text:style-name="P122">Charge de travail / Fixer une limite</text:p>
      <text:p text:style-name="P122">Quand des devoirs sont donnés, il est important de réaliser que ce qui prend une heure à un élève ordinaire demande plusieurs heures à un élève avec autisme. Cela est dû aux difficultés de concentration ou au besoin de rendre un devoir « parfait ». Les parents, surtout à l’école primaire aimeraient que leur enfant passent une durée fixée à l’avance dans les devoirs afin que cela ne s’éternise pas dans la soirée. Généralement ils demandent à leur enfant d’arrêter les devoirs après une certaine heure. Cependant pour les enfants avec autisme, il n’est pas question d’arrêter sans avoir terminé. Cela peut les énerver. Au début de l’année il peut être bon de se mettre d’accord sur une charge de travail et de dire à l’élève que vous ne voulez qu’il ne passe qu’un certain temps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positives.</text:p>
      <text:p text:style-name="P122"/>
      <text:p text:style-name="P122">Consultez les autres enseignants</text:p>
      <text:p text:style-name="P122">Au collège et au lycée, il est important que les enseignants communiquent entre eux afin que tous ne donnent pas une charge de travail élevée au même moment. Par exemple s’il y a beaucoup de devoirs en mathématiques à un moment donné et que cela génère beaucoup de stress chez l’élève qui passe beaucoup de temps sur cette matière , il peut être important que la charge de travail dans d’autres matières soit plus faible.</text:p>
      <text:p text:style-name="P122"/>
      <text:p text:style-name="P122">Donnez des instructions claires</text:p>
      <text:p text:style-name="P122">Comme nous l’avons détaillé précédemment, une communication claire est très importante pour les personnes avec autisme. Si la consigne des devoirs n’est pas précise, cela peut générer de la confusion et du stress à la maison. Quand vous donnez les devoirs, soyez clairs sur le travail à faire mais aussi sur ce qui est attendu, comment le <text:soft-page-break/>travail doit être présenté, combien de temps faut-il y passer. Demandez toujours si quelqu’un a des question ou n’a pas compris ce qu’il faut faire.</text:p>
      <text:p text:style-name="P122"/>
      <text:p text:style-name="P122">Essayez, essayez, essayez</text:p>
      <text:p text:style-name="P123">C’est la règle la plus importante à suivre pour les élèves avec autisme lorsqu’ils font leurs devoirs à la maison. <text:span text:style-name="T62">Encouragez l’élève ç essayer et concentrez vous sur ce qu’il a réussi à faire correctement et où il peut s’améliorer plutôt que de ne voir que ce qui est faux. Si une copie à 9 réponses bonnes notées avec un « ✓ » et une réponse fausse notée d’une croix, la croix peut être bien plus énervante que le plaisir des 9 réponses correctes.</text:span></text:p>
      <text:p text:style-name="P124"/>
      <text:p text:style-name="P124">Planning :</text:p>
      <text:p text:style-name="P122"/>
      <text:p text:style-name="P124">Trouvez le bon moment et le bon endroit</text:p>
      <text:p text:style-name="P124">Une des difficultés principales des élèves avec autisme, particulièrement au collège est de trouver le bon moment et le bon lieu où la concentration est à son plus haut niveau, où il n’y a pas de distractions et où il est possible de bouger, parler à haute voix, … Essayez d’aider l’élève en fournissant par exemple une pièce dans laquelle l’élève peut travailler seul.</text:p>
      <text:p text:style-name="P122"/>
      <text:p text:style-name="P122"/>
      <text:p text:style-name="P94">1<text:span text:style-name="T63">2</text:span>. Examens</text:p>
      <text:p text:style-name="P125">Personne n’aime les contrôles et beaucoup de gens les trouve difficiles. Finalement peu de personnes montrent leur réel talent et leurs réelles compétences dans de telles conditions de stress.</text:p>
      <text:p text:style-name="P125"/>
      <text:p text:style-name="P125">Pour les personnes avec autisme, les examens peuvent poser des difficultés supplémentaires comme :</text:p>
      <text:p text:style-name="P125"/>
      <text:p text:style-name="P128">Concentration</text:p>
      <text:p text:style-name="P125">À cause du stress, des stimulations, et des conditions de l’examen, beaucoup de personnes <text:span text:style-name="T64">avec autisme</text:span> trouvent difficile de rester concentré pendant de longues périodes. Ce problème n’est pas spécifique aux examens mais les conditions d’examens compliquent cela encore plus.</text:p>
      <text:p text:style-name="P125"/>
      <text:p text:style-name="P128">Rester assis</text:p>
      <text:p text:style-name="P125"><text:span text:style-name="T64">Les personnes avec autisme peuvent</text:span> ressentir le besoin de bouger et <text:span text:style-name="T64">peuvent </text:span>trouver difficile de rester assis pendant de longues heures. En conséquence, rester dans une salle d’examen peut <text:span text:style-name="T64">générer</text:span> de la frustration et de l’inconfort. Cela peut également augmenter l’anxiété et réduire la concentration sur le sujet de l’examen.</text:p>
      <text:p text:style-name="P125"/>
      <text:p text:style-name="P128">Anxiété</text:p>
      <text:p text:style-name="P125">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text:p>
      <text:p text:style-name="P125"/>
      <text:p text:style-name="P128">Composer</text:p>
      <text:p text:style-name="P125">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125"/>
      <text:p text:style-name="P128">Communication</text:p>
      <text:p text:style-name="P125">Il peut être difficile d’articuler votre pensée et vos connaissances d’une façon compréhensible. De même, certaines questions peuvent être difficiles à comprendre.</text:p>
      <text:p text:style-name="P125"/>
      <text:p text:style-name="P125">Si vous avez des problème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125"/>
      <text:p text:style-name="P128">Un aménagement raisonnable</text:p>
      <text:p text:style-name="P125"><text:soft-page-break/>C’est une aide disponible pour les examens officiels. Les étudiants avec des difficultés spécifiques d’apprentissage ou des besoins spéciaux peuvent bénéficier d’une gamme raisonnable d’aménagements qui leur rendent les examens plus accessibles.</text:p>
      <text:p text:style-name="P125"/>
      <text:p text:style-name="P128">Travaillez dans une salle isolée</text:p>
      <text:p text:style-name="P125">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125"/>
      <text:p text:style-name="P128">Bénéficiez d’un tiers temps</text:p>
      <text:p text:style-name="P125">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25"/>
      <text:p text:style-name="P128">Utilisez une stratégie</text:p>
      <text:p text:style-name="P125">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126"/>
      <text:p text:style-name="P95">12. <text:span text:style-name="T65">Anxiété</text:span></text:p>
      <text:p text:style-name="P145">L’anxiété est une difficulté majeure pour beaucoup d’élèves avec autisme. Le changement d’environnement, l’ambiance, l’incapacité à communiquer une source de frustration et les situations sociales peut générer beaucoup de stress. Quand une personne avec autisme est stressée, cela accentue souvent les comportements associés au handicap comme le faible niveau de concentration, l’autostimulation, l’introversion et les comportements négatifs.</text:p>
      <text:p text:style-name="P145">Il est important que le niveau d’anxiété soit géré pour que la personne soit la plus heureuse possible et profite du temps passé à l’école (et à la maison).</text:p>
      <text:p text:style-name="P144"/>
      <text:p text:style-name="P144">Pourquoi ?</text:p>
      <text:p text:style-name="P144">Comme mentionné précédemment, les personnes avec autisme ont besoin de structure et de routine afin d’<text:span text:style-name="T66">être capable de</text:span> naviguer <text:span text:style-name="T66">dans le monde.</text:span></text:p>
      <text:p text:style-name="P147">En limitant les changements et en contrôlant l’environnement et les interaction, nous réduisons la probabilité que quelque chose d’imprévu se produise.</text:p>
      <text:p text:style-name="P147">Quand une telle chose se produit, cela génère une augmentation de l’anxiété.</text:p>
      <text:p text:style-name="P147">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46"/>
      <text:p text:style-name="P147">Identifiez les signes</text:p>
      <text:p text:style-name="P147">Parfois, l’anxiété des personnes avec autisme est intériorisée et vous ne voyez pas l’anxiété ni ce qui la génère. Cependant vous pouvez observer des changements de comportements. Peut être que l’élève s’auto-stimule plus souvent (battre des bras, sauter, courir en rond, …) ou peut être est-il plus introverti, plus renfermé que d’habitude ou encore peut être semble-t-il plus distrait. <text:span text:style-name="T67">Cela est différent pour chaque enfant.</text:span></text:p>
      <text:p text:style-name="P147">Les parents ont souvent cette capacité de connaître les signes leur indiquant que leur enfant est anxieux. <text:span text:style-name="T67">Une discussion au début de l’année pour connaître les signes de l’anxiété peut être utile.</text:span></text:p>
      <text:p text:style-name="P147"/>
      <text:p text:style-name="P148">Prévenir l’anxiété</text:p>
      <text:p text:style-name="P148">Il peut être très difficile d’éliminer l’anxiété entièrement chez les personnes avec autisme, notamment à cause des changements à l’école, de l’environnement mais aussi à cause <text:span text:style-name="T68">de la pression des examens et des contrôles, des échéances pour rendre les devoirs etc. Cependant des efforts peuvent être faits pour limiter le niveau d’anxiété.</text:span></text:p>
      <text:p text:style-name="P150">Cela dépend grandement de chaque personne avec autisme et de ses difficultés particulières. Par exemple, vous pouvez discuter calmement avec l’élève des changements à venir de façon qu’il puisse s’y préparer (si vous savez que vous ne serez pas là tel ou tel jour où qu’il y aura un changement de places dans la classe), fournissez <text:s/>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49"/>
      <text:p text:style-name="P150">Gérer l’anxiété</text:p>
      <text:p text:style-name="P150">Il est toujours bon de donner à l’élève les outils pour gérer lui-même l’anxiété quand il en est encore capable. Cela peut être utile <text:span text:style-name="T69">d’explorer certaines options comme une pause </text:span><text:soft-page-break/><text:span text:style-name="T69">dans les exercices ou aller faire un tour dans une pièce calme (voire une « sensory room ») pour réduire le niveau de stress.</text:span></text:p>
      <text:p text:style-name="P151">Également, les personnes avec autisme ont du mal à parler de leurs émotions. Des approches comme noter les préoccupations leur permet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51"/>
      <text:p text:style-name="P151">À qui parler ?</text:p>
      <text:p text:style-name="P151">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50"/>
      <text:p text:style-name="P151">Comportement</text:p>
      <text:p text:style-name="P151"/>
      <text:p text:style-name="P152">Les personnes avec autisme peuvent certaines fois à cause de l’anxiété et de l’incapacité à communiquer comment elles se sentent, devenir très énervée,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70">quand l’élève est calme</text:span>, il est important de réfléchir <text:span text:style-name="T70">et de discuter avec l’élève </text:span>sur les causes de ce comportant afin d’éviter que cela se reproduise dans le futur.</text:p>
      <text:p text:style-name="P153">Il est crucial de faire la distinction entre un comportement lié à l’autisme et un comportement lié à la discipline. Dans le premier cas, il est important de ne pas traiter l’élève comme un élève insolent. </text:p>
      <text:p text:style-name="P153">Au début de l’année, voyez avec les parents quels sont les situations qui peuvent mener à ce type de comportement.</text:p>
      <text:p text:style-name="P151"/>
      <text:p text:style-name="P175">1<text:span text:style-name="T71">3</text:span>. Mettre l’accent sur les forces</text:p>
      <text:p text:style-name="P167"/>
      <text:p text:style-name="P168">L’autisme et les difficultés associées ne sont qu’une partie de votre enfant. Chaque enfant <text:s/>a ses talents, ses capacités et votre enfant n’est pas différent sur ce point là. Une bonne façon de rendre l’école plus agréable est d’utiliser les intérêts et les forces de votre enfant pour résoudre les difficultés dans les domaines qu’il trouve plus difficiles.</text:p>
      <text:p text:style-name="P168"/>
      <text:p text:style-name="P169">Académique</text:p>
      <text:p text:style-name="P170">Une bonne façon d’impliquer votre enfant dans les sujets qu’il n’aime pas ou qu’il trouve difficile est de les rendre intéressants. Si votre enfant aime les soldats par exemple, discutez de la possibilité de lui faire faire des mathématiques en additionnant ou en soustrayant des troupes par exemple.</text:p>
      <text:p text:style-name="P170">Si l’écriture manuelle est difficile et que votre enfant aime un sujet comme la lune ou la Rome antique, pourquoi ne pas lui donner un projet d’école à faire sur ce sujet. De cette façon il améliorera son écriture et ses capacités de présentation.</text:p>
      <text:p text:style-name="P170">Si la motricité fine est difficile, essayez d’incorporer de l’écriture dans des jeux ou des choses intéressantes.</text:p>
      <text:p text:style-name="P170">Nous n’avons donné que des exemples, les possibilités sont infinies. Discutez-en avec les professeurs au début de l’année. Cela peut faire que votre enfant se sente bien car il travaille sur des sujets qui l’intéresse et en même temps cela permet les apprentissages scolaires et permet également de corriger quelques difficultés. Tout le monde est gagnant </text:p>
      <text:p text:style-name="P168"/>
      <text:p text:style-name="P170">Compétences sociales</text:p>
      <text:p text:style-name="P170">La socialisation dans sa forme la plus simple peut être difficile pour les personnes avec autisme.</text:p>
      <text:p text:style-name="P171">Jouer dans la cour de récréation peut être impossible ou trouver un sujet qui intéresse les autres enfants peut être difficile. Pourquoi ne pas voir si l’école ne permet pas à votre enfant de socialiser dans un environnement plus simple.</text:p>
      <text:p text:style-name="P171">Il peut y avoir plusieurs activités organisées sur la pause du midi comme par exemple un club d’échec ou d’informatique qui peuvent permettre à votre enfant de socialiser.</text:p>
      <text:p text:style-name="P171">Peut être que votre enfant peut montrer ses compétences aux autres enfants. Connaissent-ils tous les films ? Ont-ils une grande mémoire ? Peut être que les jeux en classe peuvent être l’opportunité pour votre enfant de montrer ses compétences ‘</text:p>
      <text:p text:style-name="P154"/>
      <text:p text:style-name="P174">14. <text:span text:style-name="T72">Annoncer la présence d’un élève avec autisme &amp; Sensibilisation à l’autisme dans votre école</text:span></text:p>
      <text:p text:style-name="P155"/>
      <text:p text:style-name="P156">Les personnes avec autisme ne sont parfois pas très consciente de leur différence, ou plus souvent, peuvent ne pas vouloir discuter de leur autisme ce qui rend les choses plus <text:s/>difficiles à l’école. Comment pouvez-vous savoir qu’une personne qui s’énerve est une personne avec autisme si elle ne veut pas en parler ? Comment traiter le problème du harcèlement et de l’exclusion si la personne ne réalise pas ce qui lui arrive <text:span text:style-name="T73">ou ne veut pas en parler en classe</text:span> ? Comment faire de l’autisme non pas un problème seulement pour les enseignants mais pour l’école toute entière ?</text:p>
      <text:p text:style-name="P158">Ce sont des questions difficiles mais y trouver des solutions est certainement très important.</text:p>
      <text:p text:style-name="P157"/>
      <text:p text:style-name="P158">Voici quelques approches qui ont fonctionné dans le passé.</text:p>
      <text:p text:style-name="P158"/>
      <text:p text:style-name="P159">Compréhension</text:p>
      <text:p text:style-name="P161">Il peut être difficile de comprendre une personne avec autisme surtout lorsqu’elle ne mentionne pas un problème particulier. Également, il est difficile d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vec autisme qui est alors vu comme quelqu’un d’étrange ou de bizarre. Cependant tout le monde est différent et nous croyons que mettre en place une ambiance dans laquelle tout le monde a une bonne compréhension de l’autisme est un élément clé pour changer le regard sur les personnes avec autisme. Beaucoup de personnes ne sont pas diagnostiquées et quand elles le sont, plus tard dans leur vie, elles n’ont pas envie de dire à tout le monde qu’elles sont affectée par l’autisme (nous ne portons pas de tee-shirts sur lequel est écrit « je suis autiste » !). Il est donc important que les élèves dès leur plus jeune âge ait une approche compréhensive vers ceux qui sont « différents » <text:span text:style-name="T74">et soient ouverts à la différence</text:span>. Cela pourra prévenir l’isolation des personnes avec autisme des générations futures.</text:p>
      <text:p text:style-name="P161">En tant qu’enseignant, <text:span text:style-name="T74">il est important d’être ouverts aux besoins des personnes avec autisme (ou des personnes qui sont un peu différentes) parce que si cela n’est pas le cas, les autres élèves trouveront normal de rester indifférents ou de ne pas avoir besoin de comprendre et de laisser les personnes avec autisme toutes seules dans leur coin.</text:span></text:p>
      <text:p text:style-name="P162">En sensibilisant, <text:span text:style-name="T75">il est toujours bon de prendre les choses de façon large et de considérer les besoins de toutes les personnes un peu différentes.</text:span></text:p>
      <text:p text:style-name="P163">Une bonne façon d’améliorer la compréhension est la « pair-émulation » (buddy system), bonne à la fois pour les personnes avec autisme mais également pour la classe entière.</text:p>
      <text:p text:style-name="P160"/>
      <text:p text:style-name="P163">Annoncer le diagnostic</text:p>
      <text:p text:style-name="P163">Certains parents et certains élèves sont très à l’aise pour discuter de leur autisme avec les autres élèves. Cela <text:span text:style-name="T76">permet aux autres élèves de comprendre comment la personne fonctionne. D’autres sont moins à l’aise pour discuter de leur handicap et peuvent d’énerver lorsque l’on en discute. </text:span></text:p>
      <text:p text:style-name="P163"/>
      <text:p text:style-name="P163"/>
      <text:p text:style-name="P164"><text:soft-page-break/>Cela rend les choses difficiles pour vous en tant qu’enseignant parce que vous ne pouvez pas être capable de discuter avec l’élève à propos de ces difficultés, de ces besoins.</text:p>
      <text:p text:style-name="P165"><text:span text:style-name="T77">À partir du collège particulièrement</text:span>, <text:span text:style-name="T77">les autres élèves peuvent avoir des questions comme « Qu’est-ce qu’il a ? », « Pourquoi il a une personne pour l’aider ? ». De même, à cette période, certaines personnes avec autisme veulent en discuter tandis que d’autres veulent garder cela privé. Vous devrez donc faire preuve de diplomatie.</text:span></text:p>
      <text:p text:style-name="P165"><text:span text:style-name="T77">Si l’élève avec autisme veut en parler à la classe entière, vous devez l’aider et le féliciter. Réassurez le sur le fait que c’est quelque chose de courageux et insistez auprès des autres élèves que l’élève avec autisme reste la même personne après avoir parlé de son handicap. Les parents ou l’élève avec autisme peuvent vouloir que la classe soit au courant mais ne pas se sentir capable de présenter le handicap eux-mêmes. Ils peuvent vous demander de présenter l’autisme à la classe.</text:span></text:p>
      <text:p text:style-name="P165"/>
      <text:p text:style-name="P166">Sensibilisation à l’autisme</text:p>
      <text:p text:style-name="P166">En coopération avec les élèves et les parents <text:span text:style-name="T78">vous pouvez vouloir sensibiliser les élèves et le personnel de l’école à l’autisme . Cela peut être fait sans donner de noms. Tous les élèves rencontreront une personne avec autisme à un moment dans leur vie et ont besoin d’être éduqué à cela. De même, beaucoup d’écoles organisent des événements pendant la journée mondiale de l’autisme ou le mois de l’autisme qui a lieu en Avril.</text:span></text:p>
      <text:p text:style-name="P166"/>
      <text:p text:style-name="P176">Que faire si…</text:p>
      <text:p text:style-name="P173">Que faire si la journée tourne mal, que les choses deviennent confuses ?</text:p>
      <text:p text:style-name="P173">Que dois-je faire ? À qui dois-je en parler ? Il est important d’avoir prévu tout cela en avance. <text:span text:style-name="T79">Afin que votre enfant ne </text:span>panique <text:span text:style-name="T79">il est important qu’il ait une liste d’</text:span>étapes <text:span text:style-name="T79">à suivre </text:span>qu<text:span text:style-name="T79">i auront été définies par vous et les enseignants.</text:span></text:p>
      <text:p text:style-name="P172"/>
      <table:table table:name="Table1" table:style-name="Table1">
        <table:table-column table:style-name="Table1.A"/>
        <table:table-column table:style-name="Table1.B" table:number-columns-repeated="2"/>
        <table:table-row table:style-name="Table1.1">
          <table:table-cell table:style-name="Table1.A1" office:value-type="string">
            <text:p text:style-name="P177">Que peut-il arriver ?</text:p>
          </table:table-cell>
          <table:table-cell table:style-name="Table1.A1" office:value-type="string">
            <text:p text:style-name="P177">Que dois-je faire.</text:p>
          </table:table-cell>
          <table:table-cell table:style-name="Table1.C1" office:value-type="string">
            <text:p text:style-name="P177">Que mes enseignants doivent-ils faire ?</text:p>
          </table:table-cell>
        </table:table-row>
        <table:table-row table:style-name="Table1.1">
          <table:table-cell table:style-name="Table1.A1" office:value-type="string">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able:table-cell>
          <table:table-cell table:style-name="Table1.A1" office:value-type="string">
            <text:p text:style-name="P178"/>
          </table:table-cell>
          <table:table-cell table:style-name="Table1.C1" office:value-type="string">
            <text:p text:style-name="P178"/>
          </table:table-cell>
        </table:table-row>
      </table:table>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Arial" svg:font-family="Arial" style:font-family-generic="roman" style:font-pitch="variable"/>
    <style:font-face style:name="Gotham Bold" svg:font-family="'Gotham Bold'"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text-align="start" style:justify-single-word="false" style:writing-mode="lr-tb"/>
      <style:text-properties style:font-name="Lato" fo:font-family="Lato" style:font-family-generic="swiss" style:font-pitch="variable"/>
    </style:style>
    <style:style style:name="Heading_20_2" style:display-name="Heading 2" style:family="paragraph" style:parent-style-name="Heading" style:default-outline-level="" style:class="text">
      <style:paragraph-properties fo:text-align="justify" style:justify-single-word="false" style:writing-mode="lr-tb"/>
      <style:text-properties style:font-name="Lato" fo:font-family="Lato" style:font-family-generic="swiss" style:font-pitch="variable" fo:font-size="12pt"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15T13:12:26.448433807</dc:date>
    <meta:editing-cycles>281</meta:editing-cycles>
    <meta:editing-duration>P1DT12H32M52S</meta:editing-duration>
    <meta:generator>LibreOffice/5.3.4.2$Linux_X86_64 LibreOffice_project/30m0$Build-2</meta:generator>
    <meta:document-statistic meta:table-count="1" meta:image-count="0" meta:object-count="0" meta:page-count="31" meta:paragraph-count="312" meta:word-count="9365" meta:character-count="57751" meta:non-whitespace-character-count="48709"/>
  </office:meta>
</office:document-meta>
</file>